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3.3598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0.9283in"/>
    </style:style>
    <style:style style:name="co34" style:family="table-column">
      <style:table-column-properties fo:break-before="auto" style:column-width="0.7165in"/>
    </style:style>
    <style:style style:name="co35" style:family="table-column">
      <style:table-column-properties fo:break-before="auto" style:column-width="0.6535in"/>
    </style:style>
    <style:style style:name="co36" style:family="table-column">
      <style:table-column-properties fo:break-before="auto" style:column-width="0.5146in"/>
    </style:style>
    <style:style style:name="co37" style:family="table-column">
      <style:table-column-properties fo:break-before="auto" style:column-width="0.4744in"/>
    </style:style>
    <style:style style:name="co38" style:family="table-column">
      <style:table-column-properties fo:break-before="auto" style:column-width="0.5063in"/>
    </style:style>
    <style:style style:name="co39" style:family="table-column">
      <style:table-column-properties fo:break-before="auto" style:column-width="0.5134in"/>
    </style:style>
    <style:style style:name="co40" style:family="table-column">
      <style:table-column-properties fo:break-before="auto" style:column-width="0.3165in"/>
    </style:style>
    <style:style style:name="co41" style:family="table-column">
      <style:table-column-properties fo:break-before="auto" style:column-width="0.6638in"/>
    </style:style>
    <style:style style:name="co42" style:family="table-column">
      <style:table-column-properties fo:break-before="auto" style:column-width="0.622in"/>
    </style:style>
    <style:style style:name="co43" style:family="table-column">
      <style:table-column-properties fo:break-before="auto" style:column-width="0.4638in"/>
    </style:style>
    <style:style style:name="co44" style:family="table-column">
      <style:table-column-properties fo:break-before="auto" style:column-width="0.4256in"/>
    </style:style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10.4953in"/>
    </style:style>
    <style:style style:name="co47" style:family="table-column">
      <style:table-column-properties fo:break-before="auto" style:column-width="10.839in"/>
    </style:style>
    <style:style style:name="co48" style:family="table-column">
      <style:table-column-properties fo:break-before="auto" style:column-width="1.4417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53" style:family="table-column">
      <style:table-column-properties fo:break-before="auto" style:column-width="0.6118in"/>
    </style:style>
    <style:style style:name="co54" style:family="table-column">
      <style:table-column-properties fo:break-before="auto" style:column-width="0.8189in"/>
    </style:style>
    <style:style style:name="co55" style:family="table-column">
      <style:table-column-properties fo:break-before="auto" style:column-width="0.7693in"/>
    </style:style>
    <style:style style:name="co56" style:family="table-column">
      <style:table-column-properties fo:break-before="auto" style:column-width="0.5457in"/>
    </style:style>
    <style:style style:name="co57" style:family="table-column">
      <style:table-column-properties fo:break-before="auto" style:column-width="0.5165in"/>
    </style:style>
    <style:style style:name="co58" style:family="table-column">
      <style:table-column-properties fo:break-before="auto" style:column-width="0.7591in"/>
    </style:style>
    <style:style style:name="co59" style:family="table-column">
      <style:table-column-properties fo:break-before="auto" style:column-width="0.5374in"/>
    </style:style>
    <style:style style:name="co60" style:family="table-column">
      <style:table-column-properties fo:break-before="auto" style:column-width="0.3819in"/>
    </style:style>
    <style:style style:name="co61" style:family="table-column">
      <style:table-column-properties fo:break-before="auto" style:column-width="1.7508in"/>
    </style:style>
    <style:style style:name="co62" style:family="table-column">
      <style:table-column-properties fo:break-before="auto" style:column-width="1.3008in"/>
    </style:style>
    <style:style style:name="co63" style:family="table-column">
      <style:table-column-properties fo:break-before="auto" style:column-width="0.2819in"/>
    </style:style>
    <style:style style:name="co64" style:family="table-column">
      <style:table-column-properties fo:break-before="auto" style:column-width="0.7209in"/>
    </style:style>
    <style:style style:name="co65" style:family="table-column">
      <style:table-column-properties fo:break-before="auto" style:column-width="0.6744in"/>
    </style:style>
    <style:style style:name="co66" style:family="table-column">
      <style:table-column-properties fo:break-before="auto" style:column-width="0.7972in"/>
    </style:style>
    <style:style style:name="co67" style:family="table-column">
      <style:table-column-properties fo:break-before="auto" style:column-width="1.2016in"/>
    </style:style>
    <style:style style:name="co68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1.0362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  <style:map style:condition="is-true-formula([.$E$13]&gt;[.$E$14])" style:apply-style-name="Warning_5f_TáposKP_5f_Túllépés" style:base-cell-address="Tulajdonságok_képzettségek.A12"/>
    </style:style>
    <style:style style:name="ce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1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1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0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7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1" style:family="table-cell" style:parent-style-name="Default">
      <style:table-cell-properties style:vertical-align="middle"/>
      <style:text-properties style:font-name="Arial" fo:font-size="9pt"/>
    </style:style>
    <style:style style:name="ce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55" style:family="table-cell" style:parent-style-name="Default" style:data-style-name="N181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557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size="8pt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8pt"/>
    </style:style>
    <style:style style:name="ce587" style:family="table-cell" style:parent-style-name="Default">
      <style:table-cell-properties fo:background-color="#ffffd7" style:vertical-align="middle"/>
      <style:text-properties fo:font-size="8pt"/>
    </style:style>
    <style:style style:name="ce5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8pt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5)" style:apply-style-name="Szürke_5f_háttér" style:base-cell-address="Harcértékek.F62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9)" style:apply-style-name="Szürke_5f_háttér" style:base-cell-address="Harcértékek.F63"/>
    </style:style>
    <style:style style:name="ce6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3)" style:apply-style-name="Szürke_5f_háttér" style:base-cell-address="Harcértékek.F64"/>
    </style:style>
    <style:style style:name="ce6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7)" style:apply-style-name="Szürke_5f_háttér" style:base-cell-address="Harcértékek.F65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1)" style:apply-style-name="Szürke_5f_háttér" style:base-cell-address="Harcértékek.F66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6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6)" style:apply-style-name="Szürke_5f_háttér" style:base-cell-address="Harcértékek.G62"/>
    </style:style>
    <style:style style:name="ce6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0)" style:apply-style-name="Szürke_5f_háttér" style:base-cell-address="Harcértékek.G63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4)" style:apply-style-name="Szürke_5f_háttér" style:base-cell-address="Harcértékek.G64"/>
    </style:style>
    <style:style style:name="ce66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8)" style:apply-style-name="Szürke_5f_háttér" style:base-cell-address="Harcértékek.G65"/>
    </style:style>
    <style:style style:name="ce67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2)" style:apply-style-name="Szürke_5f_háttér" style:base-cell-address="Harcértékek.G66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0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0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8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3)" style:apply-style-name="Szürke_5f_háttér" style:base-cell-address="Harcértékek.H61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7)" style:apply-style-name="Szürke_5f_háttér" style:base-cell-address="Harcértékek.H62"/>
    </style:style>
    <style:style style:name="ce69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1)" style:apply-style-name="Szürke_5f_háttér" style:base-cell-address="Harcértékek.H63"/>
    </style:style>
    <style:style style:name="ce69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5)" style:apply-style-name="Szürke_5f_háttér" style:base-cell-address="Harcértékek.H64"/>
    </style:style>
    <style:style style:name="ce69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9)" style:apply-style-name="Szürke_5f_háttér" style:base-cell-address="Harcértékek.H65"/>
    </style:style>
    <style:style style:name="ce69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3)" style:apply-style-name="Szürke_5f_háttér" style:base-cell-address="Harcértékek.H66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36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4)" style:apply-style-name="Szürke_5f_háttér" style:base-cell-address="Harcértékek.I61"/>
    </style:style>
    <style:style style:name="ce72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8)" style:apply-style-name="Szürke_5f_háttér" style:base-cell-address="Harcértékek.I62"/>
    </style:style>
    <style:style style:name="ce7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2)" style:apply-style-name="Szürke_5f_háttér" style:base-cell-address="Harcértékek.I63"/>
    </style:style>
    <style:style style:name="ce73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6)" style:apply-style-name="Szürke_5f_háttér" style:base-cell-address="Harcértékek.I64"/>
    </style:style>
    <style:style style:name="ce7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0)" style:apply-style-name="Szürke_5f_háttér" style:base-cell-address="Harcértékek.I65"/>
    </style:style>
    <style:style style:name="ce73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4)" style:apply-style-name="Szürke_5f_háttér" style:base-cell-address="Harcértékek.I66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85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8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ext-properties style:font-name="DejaVu Serif" fo:font-size="9pt" fo:font-style="normal"/>
    </style:style>
    <style:style style:name="ce1035" style:family="table-cell" style:parent-style-name="Default">
      <style:text-properties style:font-name="DejaVu Serif" fo:font-size="9pt"/>
    </style:style>
    <style:style style:name="ce103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able-cell-properties fo:wrap-option="wrap"/>
      <style:text-properties style:font-name="DejaVu Serif" fo:font-size="9pt" fo:font-style="normal"/>
    </style:style>
    <style:style style:name="ce104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ext-properties style:font-name="DejaVu Serif" fo:font-size="9pt" fo:font-style="normal" fo:font-weight="bold"/>
    </style:style>
    <style:style style:name="ce1048" style:family="table-cell" style:parent-style-name="Default" style:data-style-name="N100">
      <style:table-cell-properties fo:wrap-option="wrap"/>
      <style:text-properties fo:font-weight="bold"/>
    </style:style>
    <style:style style:name="ce104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53" style:family="table-cell" style:parent-style-name="Default" style:data-style-name="N100">
      <style:text-properties fo:font-weight="bold" style:font-weight-asian="bold" style:font-weight-complex="bold"/>
    </style:style>
    <style:style style:name="ce1054" style:family="table-cell" style:parent-style-name="Default" style:data-style-name="N100">
      <style:text-properties fo:font-weight="normal"/>
    </style:style>
    <style:style style:name="ce105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6" style:family="table-cell" style:parent-style-name="Default" style:data-style-name="N100">
      <style:text-properties fo:color="#ff0000" fo:font-weight="bold"/>
    </style:style>
    <style:style style:name="ce105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9" style:family="table-cell" style:parent-style-name="Default">
      <style:text-properties fo:font-weight="normal"/>
    </style:style>
    <style:style style:name="ce106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63" style:family="table-cell" style:parent-style-name="Default">
      <style:text-properties fo:font-weight="bold" style:font-weight-asian="bold" style:font-weight-complex="bold"/>
    </style:style>
    <style:style style:name="ce1064" style:family="table-cell" style:parent-style-name="Default">
      <style:text-properties style:use-window-font-color="true" fo:font-weight="normal" style:font-weight-asian="normal" style:font-weight-complex="normal"/>
    </style:style>
    <style:style style:name="ce1065" style:family="table-cell" style:parent-style-name="Default">
      <style:text-properties fo:font-weight="bold"/>
    </style:style>
    <style:style style:name="ce1066" style:family="table-cell" style:parent-style-name="Default">
      <style:text-properties fo:color="#ff0000" fo:font-weight="normal"/>
    </style:style>
    <style:style style:name="ce10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wrap-option="wrap" style:vertical-align="middl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3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5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15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6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12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4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5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3" table:condition="of:cell-content-is-whole-number() and cell-content-is-between(1,15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()&gt;0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0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1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2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3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4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5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7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8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9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0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1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3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5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8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9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0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61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base-cell-address="Tartalék.A24">
          <table:error-message table:message-type="stop" table:display="true"/>
        </table:content-validation>
        <table:content-validation table:name="val65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3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5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base-cell-address="Tartalék.A29">
          <table:help-message table:display="true"/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2" table:base-cell-address="Harcértékek.A5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6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9" table:condition="of:cell-content-is-decimal-number() and cell-content-is-between(0,3)" table:allow-empty-cell="true" table:base-cell-address="Harcértékek.B5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0" table:condition="of:cell-content-is-in-list(valasztott_fegyverek)" table:allow-empty-cell="true" table:display-list="sort-ascending" table:base-cell-address="Harcértékek.B53">
          <table:error-message table:message-type="stop" table:display="true"/>
        </table:content-validation>
        <table:content-validation table:name="val91" table:condition="of:cell-content-is-decimal-number() and cell-content-is-between(0,1)" table:allow-empty-cell="false" table:base-cell-address="Harcértékek.B55">
          <table:help-message table:title="Ne módosítsd!" table:display="true">
            <text:p>Az első oldalról átmásolva.</text:p>
            <text:p>Kétkezes harcban +1 Harcmodot Sebesség értéket ad.</text:p>
          </table:help-message>
          <table:error-message table:message-type="stop" table:display="true"/>
        </table:content-validation>
        <table:content-validation table:name="val9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0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1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1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1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4" table:base-cell-address="Harcértékek.G58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2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2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2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3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38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2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35" table:number-columns-repeated="4"/>
          <table:table-cell table:style-name="ce4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"/>
          <table:covered-table-cell table:style-name="ce93"/>
          <table:covered-table-cell table:style-name="ce21"/>
          <table:covered-table-cell table:number-columns-repeated="4" table:style-name="ce40"/>
          <table:covered-table-cell table:style-name="ce267"/>
          <table:table-cell/>
          <table:table-cell table:style-name="Default"/>
          <table:table-cell table:number-columns-repeated="3"/>
          <table:table-cell table:style-name="ce40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1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1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21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43" table:formula="of:=[.$E$11]-([.$K$11]+[.$D$55]+[Harcértékek.E10]+[Tradició_Mágia_Pszi_Háttér.E3])" office:value-type="float" office:value="147" calcext:value-type="float">
            <text:p>147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4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3" table:formula="of:=SUM([.$K$16:.$K$23])+SUM([.$K$27:.$K$34])+SUM([.$K$37:.$K$57])+SUM([.K59:.K63])+SUM([Tartalék.L5:.L10])+SUM([Tartalék.L13:.L17])+SUM([Tartalék.L20:.L29])" office:value-type="float" office:value="658" calcext:value-type="float">
            <text:p>658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327" table:number-columns-spanned="5" table:number-rows-spanned="1"/>
          <table:covered-table-cell table:number-columns-repeated="4" table:style-name="Default"/>
          <table:table-cell table:number-columns-repeated="7"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2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703" calcext:value-type="float">
            <text:p>703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2" table:content-validation-name="val9"/>
          <table:table-cell table:style-name="ce92" table:content-validation-name="val45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11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1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4"/>
          <table:table-cell table:style-name="ce233" table:content-validation-name="val61" table:formula="of:=[.$J16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6]&gt;0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4"/>
          <table:table-cell table:style-name="ce233" table:content-validation-name="val61" table:formula="of:=[.$J17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7]&gt;0;VLOOKUP([.$J17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ce515"/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4"/>
          <table:table-cell table:style-name="ce233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8]&gt;0;VLOOKUP([.$J18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4"/>
          <table:table-cell table:style-name="ce233" table:content-validation-name="val61" table:formula="of:=[.$J19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9]&gt;0;VLOOKUP([.$J19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5"/>
          <table:table-cell table:style-name="ce233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0]&gt;0;VLOOKUP([.$J20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5"/>
          <table:table-cell table:style-name="ce233" table:content-validation-name="val61" table:formula="of:=[.$J21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1]&gt;0;VLOOKUP([.$J21];KP_táblázat;MATCH(&quot;Átfogó&quot;;KP_fejléc;0);0);0)" office:value-type="float" office:value="94" calcext:value-type="float">
            <text:p>94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5"/>
          <table:table-cell table:style-name="ce233" table:content-validation-name="val61" table:formula="of:=[.$J22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2]&gt;0;VLOOKUP([.$J22];KP_táblázat;MATCH(&quot;Átfogó&quot;;KP_fejléc;0);0);0)" office:value-type="float" office:value="94" calcext:value-type="float">
            <text:p>94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5"/>
          <table:table-cell table:style-name="ce233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23" table:formula="of:=SUM([.K16:.K23])" office:value-type="float" office:value="658" calcext:value-type="float">
            <text:p>658</text:p>
          </table:table-cell>
          <table:table-cell table:style-name="ce281" table:formula="of:=([.$M23]/[.$E$13])*100" office:value-type="float" office:value="93.5988620199147" calcext:value-type="float">
            <text:p>93.6</text:p>
          </table:table-cell>
          <table:table-cell table:style-name="Default" table:number-columns-repeated="2"/>
          <table:table-cell table:style-name="ce279"/>
          <table:table-cell table:style-name="ce635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1"/>
          <table:covered-table-cell table:style-name="ce111"/>
          <table:table-cell table:content-validation-name="val63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45" calcext:value-type="float">
            <text:p>45</text:p>
          </table:table-cell>
          <table:table-cell table:style-name="ce281" table:formula="of:=([.$M25]/[.$E$13])*100" office:value-type="float" office:value="6.40113798008535" calcext:value-type="float">
            <text:p>6.4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1"/>
          <table:table-cell table:style-name="ce11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1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5"/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7" table:content-validation-name="val20"/>
          <table:table-cell table:style-name="ce114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5"/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1" table:number-columns-spanned="5" table:number-rows-spanned="1"/>
          <table:covered-table-cell table:number-columns-repeated="4" table:style-name="ce21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703" calcext:value-type="float">
            <text:p>703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35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69" table:content-validation-name="val21" office:value-type="float" office:value="3" calcext:value-type="float">
            <text:p>3</text:p>
          </table:table-cell>
          <table:table-cell table:style-name="ce84" table:content-validation-name="val33"/>
          <table:table-cell table:style-name="ce101" table:content-validation-name="val43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2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43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3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43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5"/>
          <table:table-cell table:style-name="ce101" table:content-validation-name="val43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5" office:value-type="float" office:value="2" calcext:value-type="float">
            <text:p>2</text:p>
          </table:table-cell>
          <table:table-cell table:style-name="ce84" table:content-validation-name="val36"/>
          <table:table-cell table:style-name="ce101" table:content-validation-name="val43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69" table:content-validation-name="val26" office:value-type="float" office:value="3" calcext:value-type="float">
            <text:p>3</text:p>
          </table:table-cell>
          <table:table-cell table:style-name="ce84" table:content-validation-name="val28"/>
          <table:table-cell table:style-name="ce101" table:content-validation-name="val43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69" table:content-validation-name="val27" office:value-type="float" office:value="1" calcext:value-type="float">
            <text:p>1</text:p>
          </table:table-cell>
          <table:table-cell table:style-name="ce84" table:content-validation-name="val37"/>
          <table:table-cell table:style-name="ce101" table:content-validation-name="val43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style-name="ce635"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4" table:content-validation-name="val38"/>
          <table:table-cell table:style-name="ce101" table:content-validation-name="val43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3" calcext:value-type="float" table:number-columns-spanned="2" table:number-rows-spanned="1">
            <text:p>3 fok</text:p>
          </table:table-cell>
          <table:covered-table-cell table:style-name="ce178" table:content-validation-name="val39"/>
          <table:table-cell table:style-name="ce102" table:content-validation-name="val47" table:formula="of:=[.$C$53]*[$KP_tablazat.$K$14]" office:value-type="float" office:value="45" calcext:value-type="float">
            <text:p>4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1"/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0" table:formula="of:=SUM([.$E$33:.$E$42])+SUM([.E44:.E51])+SUM([.E53])+SUM([Tartalék.F9:.F29])" office:value-type="float" office:value="45" calcext:value-type="float" table:number-columns-spanned="2" table:number-rows-spanned="1">
            <text:p>4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5]/[.$E$11])" office:value-type="percentage" office:value="0.0529411764705882" calcext:value-type="percentage" table:number-columns-spanned="2" table:number-rows-spanned="1">
            <text:p>(Össz KP 5%-a)</text:p>
          </table:table-cell>
          <table:covered-table-cell table:style-name="ce1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1" table:formula="of:=(ROUNDDOWN(SUM([.J16:.J19])/[KP_tablazat.K16]))-SUM([.C60:.C65])" office:value-type="float" office:value="12" calcext:value-type="float" table:number-columns-spanned="2" table:number-rows-spanned="1">
            <text:p>12 db</text:p>
          </table:table-cell>
          <table:covered-table-cell table:style-name="ce215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00" table:content-validation-name="val49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2" table:content-validation-name="val57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59]+[.I59]" office:value-type="float" office:value="10" calcext:value-type="float">
            <text:p>10</text:p>
          </table:table-cell>
          <table:table-cell table:style-name="ce271" table:content-validation-name="val43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0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2" table:content-validation-name="val58" office:value-type="float" office:value="0" calcext:value-type="float">
            <text:p>0</text:p>
          </table:table-cell>
          <table:table-cell table:style-name="ce310" table:content-validation-name="val56" office:value-type="float" office:value="3" calcext:value-type="float">
            <text:p>+3</text:p>
          </table:table-cell>
          <table:table-cell table:style-name="ce261" table:content-validation-name="val43" table:formula="of:=[.H60]+[.I60]" office:value-type="float" office:value="3" calcext:value-type="float">
            <text:p>3</text:p>
          </table:table-cell>
          <table:table-cell table:style-name="ce271" table:content-validation-name="val43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1" office:value-type="string" calcext:value-type="string">
            <text:p>Helyismeret: [<text:span text:style-name="T5">saját város</text:span>]</text:p>
          </table:table-cell>
          <table:table-cell table:style-name="ce222" table:content-validation-name="val59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62]+[.I62]" office:value-type="float" office:value="10" calcext:value-type="float">
            <text:p>10</text:p>
          </table:table-cell>
          <table:table-cell table:style-name="ce271" table:content-validation-name="val43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2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2" table:content-validation-name="val60" office:value-type="float" office:value="0" calcext:value-type="float">
            <text:p>0</text:p>
          </table:table-cell>
          <table:table-cell table:style-name="ce310" table:content-validation-name="val56" office:value-type="float" office:value="6" calcext:value-type="float">
            <text:p>+6</text:p>
          </table:table-cell>
          <table:table-cell table:style-name="ce261" table:content-validation-name="val43" table:formula="of:=[.H63]+[.I63]" office:value-type="float" office:value="6" calcext:value-type="float">
            <text:p>6</text:p>
          </table:table-cell>
          <table:table-cell table:style-name="ce271" table:content-validation-name="val43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1" table:content-validation-name="val53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53" office:value-type="float" office:value="0" calcext:value-type="float">
            <text:p>0</text:p>
          </table:table-cell>
          <table:table-cell table:style-name="ce226" table:content-validation-name="val56" office:value-type="float" office:value="3" calcext:value-type="float">
            <text:p>+3</text:p>
          </table:table-cell>
          <table:table-cell table:style-name="ce251" table:content-validation-name="val43" table:formula="of:=[.H64]+[.I64]" office:value-type="float" office:value="3" calcext:value-type="float">
            <text:p>3</text:p>
          </table:table-cell>
          <table:table-cell table:style-name="ce312" table:content-validation-name="val43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1" table:content-validation-name="val31"/>
          <table:table-cell table:style-name="ce81" table:content-validation-name="val42"/>
          <table:table-cell table:style-name="ce161" table:content-validation-name="val48"/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  <calcext:conditional-format calcext:target-range-address="Tulajdonságok_képzettségek.A12:Tulajdonságok_képzettségek.A12">
            <calcext:condition calcext:apply-style-name="Warning_TáposKP_Túllépés" calcext:value="formula-is([.$E$13]&gt;[.$E$14])" calcext:base-cell-address="Tulajdonságok_képzettségek.A12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4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3" table:formula="of:=[Tulajdonságok_képzettségek.K11]" office:value-type="float" office:value="658" calcext:value-type="float">
            <text:p>658</text:p>
          </table:table-cell>
          <table:table-cell table:style-name="ce664" table:content-validation-name="val64"/>
          <table:table-cell table:style-name="ce460" table:content-validation-name="val64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4"/>
          <table:covered-table-cell table:style-name="ce272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629" table:content-validation-name="val6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4"/>
          <table:covered-table-cell table:style-name="ce637"/>
          <table:covered-table-cell/>
          <table:table-cell table:style-name="ce642" table:content-validation-name="val72" table:formula="of:=[Tulajdonságok_képzettségek.D55]" office:value-type="float" office:value="45" calcext:value-type="float">
            <text:p>45</text:p>
          </table:table-cell>
          <table:table-cell table:style-name="ce230" table:content-validation-name="val64"/>
          <table:table-cell table:style-name="ce347" table:content-validation-name="val64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4"/>
          <table:table-cell table:style-name="ce471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number-columns-repeated="5" table:content-validation-name="val64"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2">
          <table:table-cell table:style-name="ce123" table:content-validation-name="val64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4"/>
          <table:covered-table-cell table:style-name="ce165" table:content-validation-name="val64"/>
          <table:covered-table-cell table:style-name="ce149" table:content-validation-name="val64"/>
          <table:covered-table-cell table:style-name="ce195" table:content-validation-name="val64"/>
          <table:covered-table-cell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117" table:content-validation-name="val64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4"/>
          <table:covered-table-cell/>
          <table:table-cell table:style-name="ce166" table:content-validation-name="val64" office:value-type="string" calcext:value-type="string">
            <text:p>Max</text:p>
          </table:table-cell>
          <table:table-cell table:style-name="ce166" table:content-validation-name="val64" office:value-type="string" calcext:value-type="string">
            <text:p>Fok</text:p>
          </table:table-cell>
          <table:table-cell table:style-name="ce196" table:content-validation-name="val64" office:value-type="string" calcext:value-type="string">
            <text:p>KP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4"/>
          <table:covered-table-cell table:style-name="ce274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7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8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4"/>
          <table:covered-table-cell table:style-name="ce474" table:content-validation-name="val64"/>
          <table:covered-table-cell table:style-name="ce276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31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4"/>
          <table:covered-table-cell table:style-name="ce754" table:content-validation-name="val64"/>
          <table:table-cell table:style-name="ce478" table:content-validation-name="val64" office:value-type="string" calcext:value-type="string">
            <text:p>Szint</text:p>
          </table:table-cell>
          <table:table-cell table:style-name="ce277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2]+[.J22]" office:value-type="float" office:value="0" calcext:value-type="float">
            <text:p>0</text:p>
          </table:table-cell>
          <table:table-cell table:style-name="ce271" table:content-validation-name="val73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3]+[.J23]" office:value-type="float" office:value="0" calcext:value-type="float">
            <text:p>0</text:p>
          </table:table-cell>
          <table:table-cell table:style-name="ce271" table:content-validation-name="val73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4]+[.J24]" office:value-type="float" office:value="0" calcext:value-type="float">
            <text:p>0</text:p>
          </table:table-cell>
          <table:table-cell table:style-name="ce271" table:content-validation-name="val73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5]+[.J25]" office:value-type="float" office:value="0" calcext:value-type="float">
            <text:p>0</text:p>
          </table:table-cell>
          <table:table-cell table:style-name="ce271" table:content-validation-name="val73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6]+[.J26]" office:value-type="float" office:value="0" calcext:value-type="float">
            <text:p>0</text:p>
          </table:table-cell>
          <table:table-cell table:style-name="ce271" table:content-validation-name="val73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4" table:content-validation-name="val69"/>
          <table:table-cell table:style-name="ce458" table:content-validation-name="val43" table:formula="of:=-[.$E27]*[$KP_tablazat.$K$30]" office:value-type="float" office:value="-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7]+[.J27]" office:value-type="float" office:value="0" calcext:value-type="float">
            <text:p>0</text:p>
          </table:table-cell>
          <table:table-cell table:style-name="ce271" table:content-validation-name="val73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0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4" table:content-validation-name="val70"/>
          <table:table-cell table:style-name="ce458" table:content-validation-name="val43" table:formula="of:=-[.$E28]*[$KP_tablazat.$K$28]" office:value-type="float" office:value="-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8]+[.J28]" office:value-type="float" office:value="0" calcext:value-type="float">
            <text:p>0</text:p>
          </table:table-cell>
          <table:table-cell table:style-name="ce271" table:content-validation-name="val73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0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4" table:content-validation-name="val71"/>
          <table:table-cell table:style-name="ce458" table:content-validation-name="val43" table:formula="of:=-[.$E29]*[$KP_tablazat.$K$29]" office:value-type="float" office:value="-0" calcext:value-type="float">
            <text:p>0</text:p>
          </table:table-cell>
          <table:table-cell table:style-name="ce230" table:content-validation-name="val64"/>
          <table:table-cell table:style-name="ce462" table:content-validation-name="val64" table:number-columns-spanned="3" table:number-rows-spanned="1"/>
          <table:covered-table-cell table:number-columns-repeated="2" table:style-name="ce757" table:content-validation-name="val64"/>
          <table:table-cell table:style-name="ce481" table:content-validation-name="val62" office:value-type="float" office:value="0" calcext:value-type="float">
            <text:p>0</text:p>
          </table:table-cell>
          <table:table-cell table:style-name="ce278" table:content-validation-name="val73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style-name="ce200" table:content-validation-name="val64"/>
          <table:covered-table-cell table:style-name="ce448" table:content-validation-name="val64"/>
          <table:covered-table-cell table:style-name="ce454" table:content-validation-name="val64"/>
          <table:covered-table-cell table:style-name="ce200" table:content-validation-name="val64"/>
          <table:covered-table-cell table:style-name="ce448" table:content-validation-name="val64"/>
          <table:table-cell table:number-columns-repeated="12"/>
          <table:table-cell table:content-validation-name="val64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3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35"/>
          <table:table-cell table:style-name="ce43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35"/>
          <table:table-cell table:style-name="ce43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35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content-validation-name="val64" table:number-columns-repeated="12"/>
          <table:table-cell table:number-columns-repeated="2"/>
          <table:table-cell table:content-validation-name="val64" table:number-columns-repeated="242"/>
        </table:table-row>
        <table:table-row table:style-name="ro1" table:number-rows-repeated="65463">
          <table:table-cell table:content-validation-name="val64" table:number-columns-repeated="256"/>
        </table:table-row>
        <table:table-row table:style-name="ro1">
          <table:table-cell table:content-validation-name="val64" table:number-columns-repeated="13"/>
          <table:table-cell table:number-columns-repeated="5"/>
          <table:table-cell table:content-validation-name="val64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number-columns-repeated="2" table:default-cell-style-name="ce21"/>
        <table:table-column table:style-name="co30" table:number-columns-repeated="3" table:default-cell-style-name="ce21"/>
        <table:table-column table:style-name="co31" table:default-cell-style-name="ce21"/>
        <table:table-column table:style-name="co12" table:default-cell-style-name="ce21"/>
        <table:table-column table:style-name="co32" table:default-cell-style-name="ce21"/>
        <table:table-column table:style-name="co12" table:default-cell-style-name="ce21"/>
        <table:table-column table:style-name="co33" table:default-cell-style-name="ce21"/>
        <table:table-column table:style-name="co12" table:number-columns-repeated="242" table:default-cell-style-name="ce21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2" table:content-validation-name="val83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2" table:content-validation-name="val100" office:value-type="string" calcext:value-type="string">
            <text:p>Módosítók</text:p>
          </table:table-cell>
          <table:table-cell table:style-name="ce532" table:content-validation-name="val106" office:value-type="string" calcext:value-type="string">
            <text:p>Összesen</text:p>
          </table:table-cell>
          <table:table-cell/>
          <table:table-cell table:style-name="ce59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9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7" table:content-validation-name="val92" office:value-type="float" office:value="10" calcext:value-type="float">
            <text:p>10</text:p>
          </table:table-cell>
          <table:table-cell table:style-name="ce567" table:content-validation-name="val101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15" table:content-validation-name="val107" table:formula="of:=[.C4]+[.D4]" office:value-type="float" office:value="15" calcext:value-type="float">
            <text:p>15</text:p>
          </table:table-cell>
          <table:table-cell/>
          <table:table-cell table:style-name="ce59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36" table:content-validation-name="val130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4" office:value-type="float" office:value="0" calcext:value-type="float">
            <text:p>0</text:p>
          </table:table-cell>
          <table:table-cell table:style-name="ce567" table:content-validation-name="val92" office:value-type="float" office:value="20" calcext:value-type="float">
            <text:p>20</text:p>
          </table:table-cell>
          <table:table-cell table:style-name="ce567" table:content-validation-name="val10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15" table:content-validation-name="val108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4" office:value-type="float" office:value="0" calcext:value-type="float">
            <text:p>0</text:p>
          </table:table-cell>
          <table:table-cell table:style-name="ce567" table:content-validation-name="val92" office:value-type="float" office:value="120" calcext:value-type="float">
            <text:p>120</text:p>
          </table:table-cell>
          <table:table-cell table:style-name="ce567" table:content-validation-name="val10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15" table:content-validation-name="val109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9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0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5" office:value-type="float" office:value="0" calcext:value-type="float">
            <text:p>0</text:p>
          </table:table-cell>
          <table:table-cell table:style-name="ce567" table:content-validation-name="val93" table:formula="of:=[KP_tablazat.K17]" office:value-type="float" office:value="-30" calcext:value-type="float">
            <text:p>-30</text:p>
          </table:table-cell>
          <table:table-cell table:style-name="ce235" table:content-validation-name="val104" table:formula="of:=2*[Tulajdonságok_képzettségek.C24]" office:value-type="float" office:value="0" calcext:value-type="float">
            <text:p>0</text:p>
          </table:table-cell>
          <table:table-cell table:style-name="ce615" table:content-validation-name="val110" table:formula="of:=[.C8]+[.B8]+[.D8]" office:value-type="float" office:value="-30" calcext:value-type="float">
            <text:p>-30</text:p>
          </table:table-cell>
          <table:table-cell/>
          <table:table-cell table:style-name="ce59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36" table:content-validation-name="val131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0" table:formula="of:=[Tulajdonságok_képzettségek.E10]" office:value-type="float" office:value="147" calcext:value-type="float">
            <text:p>147</text:p>
          </table:table-cell>
          <table:table-cell/>
          <table:table-cell table:style-name="ce595" office:value-type="string" calcext:value-type="string">
            <text:p>KP HM-re:</text:p>
          </table:table-cell>
          <table:table-cell table:style-name="ce361" table:content-validation-name="val111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9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32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1"/>
          <table:table-cell table:style-name="ce501" table:number-columns-spanned="6" table:number-rows-spanned="1"/>
          <table:covered-table-cell table:number-columns-repeated="5" table:style-name="ce501"/>
          <table:table-cell table:style-name="ce501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8" table:content-validation-name="val94" office:value-type="string" calcext:value-type="string">
            <text:p>Szint</text:p>
          </table:table-cell>
          <table:table-cell table:style-name="ce568" office:value-type="string" calcext:value-type="string">
            <text:p>KÉ</text:p>
          </table:table-cell>
          <table:table-cell table:style-name="ce568" office:value-type="string" calcext:value-type="string">
            <text:p>TÉ/CÉ</text:p>
          </table:table-cell>
          <table:table-cell table:style-name="ce568" office:value-type="string" calcext:value-type="string">
            <text:p>VÉ</text:p>
          </table:table-cell>
          <table:table-cell table:style-name="ce568" table:content-validation-name="val116" office:value-type="string" calcext:value-type="string">
            <text:p>Sebesség</text:p>
          </table:table-cell>
          <table:table-cell table:style-name="ce56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4" table:formula="of:=[Tulajdonságok_képzettségek.$J16]" office:value-type="float" office:value="9" calcext:value-type="float">
            <text:p>9</text:p>
          </table:table-cell>
          <table:table-cell table:style-name="ce348" table:content-validation-name="val40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4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4];harcmodorok;4)+[.$E$6]" office:value-type="float" office:value="138" calcext:value-type="float">
            <text:p>138</text:p>
          </table:table-cell>
          <table:table-cell table:style-name="ce348" table:content-validation-name="val116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4" table:formula="of:=[Tulajdonságok_képzettségek.$J17]" office:value-type="float" office:value="9" calcext:value-type="float">
            <text:p>9</text:p>
          </table:table-cell>
          <table:table-cell table:style-name="ce348" table:content-validation-name="val40" table:formula="of:=VLOOKUP([.$C15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5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5];harcmodorok;4)+[.$E$6]" office:value-type="float" office:value="138" calcext:value-type="float">
            <text:p>138</text:p>
          </table:table-cell>
          <table:table-cell table:style-name="ce348" table:content-validation-name="val116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4" table:formula="of:=[Tulajdonságok_képzettségek.$J18]" office:value-type="float" office:value="9" calcext:value-type="float">
            <text:p>9</text:p>
          </table:table-cell>
          <table:table-cell table:style-name="ce348" table:content-validation-name="val40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6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6];harcmodorok;4)+[.$E$6]" office:value-type="float" office:value="138" calcext:value-type="float">
            <text:p>138</text:p>
          </table:table-cell>
          <table:table-cell table:style-name="ce348" table:content-validation-name="val116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4" table:formula="of:=[Tulajdonságok_képzettségek.$J19]" office:value-type="float" office:value="9" calcext:value-type="float">
            <text:p>9</text:p>
          </table:table-cell>
          <table:table-cell table:style-name="ce348" table:content-validation-name="val40" table:formula="of:=VLOOKUP([.$C17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7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7];harcmodorok;4)+[.$E$6]" office:value-type="float" office:value="138" calcext:value-type="float">
            <text:p>138</text:p>
          </table:table-cell>
          <table:table-cell table:style-name="ce348" table:content-validation-name="val116" table:formula="of:=[.C17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4" table:formula="of:=[Tulajdonságok_képzettségek.$J20]" office:value-type="float" office:value="9" calcext:value-type="float">
            <text:p>9</text:p>
          </table:table-cell>
          <table:table-cell table:style-name="ce348" table:content-validation-name="val40" table:formula="of:=VLOOKUP([.$C18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8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6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4" table:formula="of:=[Tulajdonságok_képzettségek.$J21]" office:value-type="float" office:value="9" calcext:value-type="float">
            <text:p>9</text:p>
          </table:table-cell>
          <table:table-cell table:style-name="ce348" table:content-validation-name="val40" table:formula="of:=VLOOKUP([.$C19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9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6" table:formula="of:=[.C19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9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4" table:formula="of:=[Tulajdonságok_képzettségek.$J22]" office:value-type="float" office:value="9" calcext:value-type="float">
            <text:p>9</text:p>
          </table:table-cell>
          <table:table-cell table:style-name="ce348" table:content-validation-name="val40" table:formula="of:=VLOOKUP([.$C20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20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6" table:formula="of:=[.C20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20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4" table:formula="of:=[Tulajdonságok_képzettségek.$J23]" office:value-type="float" office:value="0" calcext:value-type="float">
            <text:p>0</text:p>
          </table:table-cell>
          <table:table-cell table:style-name="ce348" table:content-validation-name="val40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0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0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1" table:number-columns-spanned="9" table:number-rows-spanned="1"/>
          <table:covered-table-cell table:number-columns-repeated="7" table:style-name="ce501"/>
          <table:covered-table-cell table:style-name="ce410"/>
          <table:table-cell table:style-name="ce50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8"/>
          <table:covered-table-cell table:number-columns-repeated="5" table:style-name="ce337"/>
          <table:covered-table-cell table:style-name="ce538"/>
          <table:covered-table-cell table:style-name="ce658"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505" table:content-validation-name="val64" office:value-type="string" calcext:value-type="string">
            <text:p>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58" office:value-type="string" calcext:value-type="string">
            <text:p>SP</text:p>
          </table:table-cell>
          <table:table-cell table:style-name="ce658" office:value-type="string" calcext:value-type="string" table:number-columns-spanned="2" table:number-rows-spanned="1">
            <text:p>Komment</text:p>
          </table:table-cell>
          <table:covered-table-cell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293" table:content-validation-name="val74" office:value-type="string" calcext:value-type="string">
            <text:p>Puszta kéz</text:p>
          </table:table-cell>
          <table:table-cell table:style-name="ce318" table:content-validation-name="val8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578" table:content-validation-name="val40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8" table:content-validation-name="val40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8" table:content-validation-name="val40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8" table:content-validation-name="val11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23" table:number-columns-repeated="4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Kard, kígyó</text:p>
          </table:table-cell>
          <table:table-cell table:style-name="ce318" table:content-validation-name="val86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96" office:value-type="float" office:value="2" calcext:value-type="float">
            <text:p>2</text:p>
          </table:table-cell>
          <table:table-cell table:style-name="ce578" table:content-validation-name="val40" table:formula="of:=IF((ISNUMBER(VLOOKUP([.$A26];kezifegyverek_all;9;0))=1);(VLOOKUP([.$A26];kezifegyverek_all;9;0)+[.$C26]*[KP_tablazat.E$47]);[KP_tablazat.$K$38])" office:value-type="float" office:value="9" calcext:value-type="float">
            <text:p>9</text:p>
          </table:table-cell>
          <table:table-cell table:style-name="ce578" table:content-validation-name="val40" table:formula="of:=IF((ISNUMBER(VLOOKUP([.$A26];kezifegyverek_all;10;0))=1);(VLOOKUP([.$A26];kezifegyverek_all;10;0)+[.$C26]*[KP_tablazat.$F$47]);[KP_tablazat.$K$38])" office:value-type="float" office:value="17" calcext:value-type="float">
            <text:p>17</text:p>
          </table:table-cell>
          <table:table-cell table:style-name="ce578" table:content-validation-name="val40" table:formula="of:=IF((ISNUMBER(VLOOKUP([.$A26];kezifegyverek_all;11;0))=1);(VLOOKUP([.$A26];kezifegyverek_all;11;0)+[.$C26]*[KP_tablazat.$G$47]);[KP_tablazat.$K$38])" office:value-type="float" office:value="17" calcext:value-type="float">
            <text:p>17</text:p>
          </table:table-cell>
          <table:table-cell table:style-name="ce578" table:content-validation-name="val11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 V/S" calcext:value-type="string">
            <text:p>5 <text:s/>V/S</text:p>
          </table:table-cell>
          <table:table-cell table:style-name="ce704" table:content-validation-name="val64" table:formula="of:=COM.MICROSOFT.CONCAT(IF(VLOOKUP([.$A26];kezifegyverek_all;7;0)=1;&quot;MK szabály!&quot;;&quot;&quot;); VLOOKUP([.$A26];kezifegyverek_all;14;0))" office:value-type="string" office:string-value="Szúró sebzés: +5 SP" calcext:value-type="string" table:number-columns-spanned="2" table:number-rows-spanned="1">
            <text:p>Szúró sebzés: +5 SP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64"/>
          <table:table-cell table:style-name="Default" table:number-columns-repeated="3"/>
          <table:table-cell table:style-name="ce623"/>
          <table:table-cell table:number-columns-repeated="241"/>
        </table:table-row>
        <table:table-row table:style-name="ro7">
          <table:table-cell table:style-name="ce508" table:content-validation-name="val75" office:value-type="string" calcext:value-type="string">
            <text:p>Kard, rövid</text:p>
          </table:table-cell>
          <table:table-cell table:style-name="ce318" table:content-validation-name="val86" table:formula="of:=IF(ISNUMBER(VLOOKUP([.$A27];kezifegyverek_all;12;0))=1;VLOOKUP([.$A27];kezifegyverek_all;12;0);[KP_tablazat.$K$38])" office:value-type="float" office:value="6" calcext:value-type="float">
            <text:p>6</text:p>
          </table:table-cell>
          <table:table-cell table:style-name="ce339" table:content-validation-name="val96" office:value-type="float" office:value="1" calcext:value-type="float">
            <text:p>1</text:p>
          </table:table-cell>
          <table:table-cell table:style-name="ce578" table:content-validation-name="val40" table:formula="of:=IF((ISNUMBER(VLOOKUP([.$A27];kezifegyverek_all;9;0))=1);(VLOOKUP([.$A27];kezifegyverek_all;9;0)+[.$C27]*[KP_tablazat.E$47]);[KP_tablazat.$K$38])" office:value-type="float" office:value="6" calcext:value-type="float">
            <text:p>6</text:p>
          </table:table-cell>
          <table:table-cell table:style-name="ce578" table:content-validation-name="val40" table:formula="of:=IF((ISNUMBER(VLOOKUP([.$A27];kezifegyverek_all;10;0))=1);(VLOOKUP([.$A27];kezifegyverek_all;10;0)+[.$C27]*[KP_tablazat.$F$47]);[KP_tablazat.$K$38])" office:value-type="float" office:value="11" calcext:value-type="float">
            <text:p>11</text:p>
          </table:table-cell>
          <table:table-cell table:style-name="ce578" table:content-validation-name="val40" table:formula="of:=IF((ISNUMBER(VLOOKUP([.$A27];kezifegyverek_all;11;0))=1);(VLOOKUP([.$A27];kezifegyverek_all;11;0)+[.$C27]*[KP_tablazat.$G$47]);[KP_tablazat.$K$38])" office:value-type="float" office:value="11" calcext:value-type="float">
            <text:p>11</text:p>
          </table:table-cell>
          <table:table-cell table:style-name="ce578" table:content-validation-name="val11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3 S/V" calcext:value-type="string">
            <text:p>3 S/V</text:p>
          </table:table-cell>
          <table:table-cell table:style-name="ce704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<text:s/>__</text:p>
          </table:table-cell>
          <table:table-cell table:style-name="ce318" table:content-validation-name="val8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578" table:content-validation-name="val40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8" table:content-validation-name="val11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0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<text:s/>__</text:p>
          </table:table-cell>
          <table:table-cell table:style-name="ce318" table:content-validation-name="val8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578" table:content-validation-name="val40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8" table:content-validation-name="val11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0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7">
          <table:table-cell table:style-name="ce507" table:content-validation-name="val75" office:value-type="string" calcext:value-type="string">
            <text:p><text:s/>__</text:p>
          </table:table-cell>
          <table:table-cell table:style-name="ce318" table:content-validation-name="val8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578" table:content-validation-name="val40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8" table:content-validation-name="val11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0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610" office:value-type="string" calcext:value-type="string">
            <text:p>Erőbónusz</text:p>
          </table:table-cell>
          <table:table-cell table:style-name="ce626" table:content-validation-name="val119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505" table:content-validation-name="val76" office:value-type="string" calcext:value-type="string">
            <text:p>Távolsági 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58" office:value-type="string" calcext:value-type="string">
            <text:p>SP</text:p>
          </table:table-cell>
          <table:table-cell table:style-name="ce65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07" table:content-validation-name="val77" office:value-type="string" calcext:value-type="string">
            <text:p><text:s/>__</text:p>
          </table:table-cell>
          <table:table-cell table:style-name="ce318" table:content-validation-name="val8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8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8" table:content-validation-name="val12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08" table:content-validation-name="val78" office:value-type="string" calcext:value-type="string">
            <text:p><text:s/>__</text:p>
          </table:table-cell>
          <table:table-cell table:style-name="ce318" table:content-validation-name="val8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8" table:content-validation-name="val40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8" table:content-validation-name="val12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23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9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8" table:content-validation-name="val87"/>
          <table:table-cell table:style-name="ce341" table:content-validation-name="val97" office:value-type="string" calcext:value-type="string">
            <text:p>Tám/kör</text:p>
          </table:table-cell>
          <table:table-cell table:style-name="ce505" office:value-type="string" calcext:value-type="string">
            <text:p>KÉ</text:p>
          </table:table-cell>
          <table:table-cell table:style-name="ce505" office:value-type="string" calcext:value-type="string">
            <text:p>TÉ/CÉ</text:p>
          </table:table-cell>
          <table:table-cell table:style-name="ce505" office:value-type="string" calcext:value-type="string">
            <text:p>VÉ/Osztó</text:p>
          </table:table-cell>
          <table:table-cell table:style-name="ce65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3" table:content-validation-name="val6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8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7"/>
          <table:table-cell table:style-name="ce578" table:content-validation-name="val98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10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8" calcext:value-type="float">
            <text:p>28</text:p>
          </table:table-cell>
          <table:table-cell table:style-name="ce368" table:content-validation-name="val10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8" calcext:value-type="float">
            <text:p>128</text:p>
          </table:table-cell>
          <table:table-cell table:style-name="ce380" table:content-validation-name="val121" table:formula="of:=[.G25]" office:value-type="string" office:string-value="-5 Z" calcext:value-type="string">
            <text:p>-5 Z</text:p>
          </table:table-cell>
          <table:table-cell table:style-name="ce707" table:content-validation-name="val80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3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6];kezifegyverek_all;11;0))&gt;1;([.$A26]&amp;&quot; (&quot;&amp;VLOOKUP([.$A26];kezifegyverek_all;13;0)&amp;&quot;)&quot;);[.$A26])" office:value-type="string" office:string-value="Kard, kígyó (kardvívás)" calcext:value-type="string" table:number-columns-spanned="2" table:number-rows-spanned="1">
            <text:p>Kard, kígyó (kardvívás)</text:p>
          </table:table-cell>
          <table:covered-table-cell table:style-name="ce321" table:content-validation-name="val81"/>
          <table:table-cell table:style-name="ce578" table:content-validation-name="val98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10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5" calcext:value-type="float">
            <text:p>55</text:p>
          </table:table-cell>
          <table:table-cell table:style-name="ce368" table:content-validation-name="val10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5" calcext:value-type="float">
            <text:p>155</text:p>
          </table:table-cell>
          <table:table-cell table:style-name="ce578" table:content-validation-name="val118" table:formula="of:=[.G26]" office:value-type="string" office:string-value="5  V/S" calcext:value-type="string">
            <text:p>5 <text:s/>V/S</text:p>
          </table:table-cell>
          <table:table-cell table:style-name="ce70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7];kezifegyverek_all;11;0))&gt;1;([.$A27]&amp;&quot; (&quot;&amp;VLOOKUP([.$A27];kezifegyverek_all;13;0)&amp;&quot;)&quot;);[.$A27])" office:value-type="string" office:string-value="Kard, rövid" calcext:value-type="string" table:number-columns-spanned="2" table:number-rows-spanned="1">
            <text:p>Kard, rövid</text:p>
          </table:table-cell>
          <table:covered-table-cell table:style-name="ce322" table:content-validation-name="val81"/>
          <table:table-cell table:style-name="ce578" table:content-validation-name="val98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7" calcext:value-type="float">
            <text:p>27</text:p>
          </table:table-cell>
          <table:table-cell table:style-name="ce351" table:content-validation-name="val10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49" calcext:value-type="float">
            <text:p>49</text:p>
          </table:table-cell>
          <table:table-cell table:style-name="ce368" table:content-validation-name="val10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49" calcext:value-type="float">
            <text:p>149</text:p>
          </table:table-cell>
          <table:table-cell table:style-name="ce578" table:content-validation-name="val118" table:formula="of:=[.G27]" office:value-type="string" office:string-value="3 S/V" calcext:value-type="string">
            <text:p>3 S/V</text:p>
          </table:table-cell>
          <table:table-cell table:style-name="ce70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78" table:content-validation-name="val9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8" table:content-validation-name="val118" table:formula="of:=[.G28]" office:value-type="string" office:string-value="N/A" calcext:value-type="string">
            <text:p>N/A</text:p>
          </table:table-cell>
          <table:table-cell table:style-name="ce707" table:number-columns-spanned="2" table:number-rows-spanned="1"/>
          <table:covered-table-cell table:style-name="ce411"/>
          <table:table-cell/>
          <table:table-cell table:style-name="ce635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1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78" table:content-validation-name="val9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8" table:content-validation-name="val118" table:formula="of:=[.G29]" office:value-type="string" office:string-value="N/A" calcext:value-type="string">
            <text:p>N/A</text:p>
          </table:table-cell>
          <table:table-cell table:style-name="ce70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78" table:content-validation-name="val9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61" table:content-validation-name="val118" table:formula="of:=[.G30]" office:value-type="string" office:string-value="N/A" calcext:value-type="string">
            <text:p>N/A</text:p>
          </table:table-cell>
          <table:table-cell table:style-name="ce70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1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1"/>
          <table:table-cell table:style-name="ce343" table:content-validation-name="val9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0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0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office:value-type="string" calcext:value-type="string">
            <text:p>TODO: Harc rosszabbik kézben tartott fegyverrel</text:p>
          </table:table-cell>
          <table:table-cell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1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1"/>
          <table:table-cell table:style-name="ce344" table:content-validation-name="val9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0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0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office:value-type="string" calcext:value-type="string">
            <text:p>TODO: hint: Végleges harcérték, stb. KÉ,TÉ,VÉ… alá</text:p>
          </table:table-cell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2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2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78" table:number-columns-spanned="3" table:number-rows-spanned="1"/>
          <table:covered-table-cell table:number-columns-repeated="2" table:style-name="ce707"/>
          <table:table-cell/>
          <table:table-cell table:style-name="ce62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8" table:content-validation-name="val122"/>
          <table:covered-table-cell table:style-name="ce707"/>
          <table:covered-table-cell/>
          <table:table-cell/>
          <table:table-cell table:style-name="ce623"/>
          <table:table-cell table:style-name="ce439" office:value-type="string" calcext:value-type="string">
            <text:p>TODO: Mf másolt mező</text:p>
          </table:table-cell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8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9"/>
          <table:table-cell table:style-name="ce355" office:value-type="float" office:value="0" calcext:value-type="float">
            <text:p>0</text:p>
          </table:table-cell>
          <table:table-cell table:style-name="ce364" table:content-validation-name="val113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3" table:formula="of:=VLOOKUP([.$B$49];pajzsok;3;0)" office:value-type="float" office:value="0" calcext:value-type="float">
            <text:p>0</text:p>
          </table:table-cell>
          <table:table-cell table:style-name="ce66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2"/>
          <table:table-cell table:style-name="ce309" office:value-type="string" calcext:value-type="string" table:number-columns-spanned="4" table:number-rows-spanned="1">
            <text:p>Kétkezes Harc Elsődleges fegyver</text:p>
          </table:table-cell>
          <table:covered-table-cell table:style-name="Default"/>
          <table:covered-table-cell table:number-columns-repeated="2"/>
          <table:table-cell table:number-columns-repeated="241"/>
        </table:table-row>
        <table:table-row table:style-name="ro1">
          <table:table-cell table:style-name="ce309" table:number-columns-spanned="9" table:number-rows-spanned="1"/>
          <table:covered-table-cell table:number-columns-repeated="8" table:style-name="Default"/>
          <table:table-cell table:number-columns-repeated="2"/>
          <table:table-cell table:style-name="ce623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623" office:value-type="string" calcext:value-type="string">
            <text:p>SP</text:p>
          </table:table-cell>
          <table:table-cell table:number-columns-repeated="241"/>
        </table:table-row>
        <table:table-row table:style-name="ro1">
          <table:table-cell table:style-name="ce727" office:value-type="string" calcext:value-type="string">
            <text:p>Kétkezes harc</text:p>
          </table:table-cell>
          <table:table-cell table:style-name="ce555" table:content-validation-name="val89" office:value-type="float" office:value="3" calcext:value-type="float">
            <text:p>3. fok</text:p>
          </table:table-cell>
          <table:table-cell table:style-name="ce591" office:value-type="string" calcext:value-type="string">
            <text:p>B51 képlet</text:p>
          </table:table-cell>
          <table:table-cell table:style-name="ce281" office:value-type="string" calcext:value-type="string">
            <text:p>Mf</text:p>
          </table:table-cell>
          <table:table-cell table:style-name="ce341" table:content-validation-name="val97" office:value-type="string" calcext:value-type="string">
            <text:p>Tám/kör</text:p>
          </table:table-cell>
          <table:table-cell table:style-name="ce505" office:value-type="string" calcext:value-type="string">
            <text:p>KÉ</text:p>
          </table:table-cell>
          <table:table-cell table:style-name="ce505" office:value-type="string" calcext:value-type="string">
            <text:p>TÉ</text:p>
          </table:table-cell>
          <table:table-cell table:style-name="ce505" office:value-type="string" calcext:value-type="string">
            <text:p>VÉ</text:p>
          </table:table-cell>
          <table:table-cell table:style-name="ce658" office:value-type="string" calcext:value-type="string">
            <text:p>SP</text:p>
          </table:table-cell>
          <table:table-cell table:style-name="ce501" office:value-type="string" calcext:value-type="string">
            <text:p>TODO: KH fortély fokától függ a Mf bónusz</text:p>
          </table:table-cell>
          <table:table-cell/>
          <table:table-cell table:style-name="ce281" table:formula="of:=IF((ISNUMBER(VLOOKUP([.$B52];kezifegyverek_all;9;0))=1);(VLOOKUP([.$B52];kezifegyverek_all;9;0)+ IF([.B51]&gt;=2;[.$C26]*[KP_tablazat.E$47];0));[KP_tablazat.$K$38])" office:value-type="float" office:value="9" calcext:value-type="float">
            <text:p>9</text:p>
          </table:table-cell>
          <table:table-cell table:style-name="ce281"/>
          <table:table-cell table:style-name="ce623" table:number-columns-repeated="2"/>
          <table:table-cell table:number-columns-repeated="241"/>
        </table:table-row>
        <table:table-row table:style-name="ro1">
          <table:table-cell table:style-name="ce522" table:content-validation-name="val82" office:value-type="string" calcext:value-type="string">
            <text:p>Fegyver elsődleges</text:p>
          </table:table-cell>
          <table:table-cell table:style-name="ce557" table:content-validation-name="val90" office:value-type="string" calcext:value-type="string" table:number-columns-spanned="2" table:number-rows-spanned="1">
            <text:p>Kard, kígyó</text:p>
          </table:table-cell>
          <table:covered-table-cell table:style-name="ce587"/>
          <table:table-cell table:style-name="ce607"/>
          <table:table-cell table:style-name="ce436" table:formula="of:=IF(ISNUMBER(VLOOKUP([.$B52];kezifegyverek_all;12;0));1+ROUNDDOWN(VLOOKUP(VLOOKUP([.$B52];kezifegyverek_all;13;0);harcmodor_harcertekek;7;0)/VLOOKUP([.$B52];kezifegyverek_all;12;0));[KP_tablazat.$K$38])" office:value-type="float" office:value="2" calcext:value-type="float">
            <text:p>2</text:p>
          </table:table-cell>
          <table:table-cell table:style-name="ce436" table:number-columns-repeated="4"/>
          <table:table-cell table:style-name="ce501" office:value-type="string" calcext:value-type="string">
            <text:p>KH-2&amp;3.fok: beszámít a _változó_ Mf</text:p>
          </table:table-cell>
          <table:table-cell table:style-name="ce501"/>
          <table:table-cell table:style-name="ce309" office:value-type="string" calcext:value-type="string" table:number-columns-spanned="4" table:number-rows-spanned="1">
            <text:p>Kétkezes Harc Másodlagos fegyver</text:p>
          </table:table-cell>
          <table:covered-table-cell table:style-name="Default"/>
          <table:covered-table-cell table:number-columns-repeated="2"/>
          <table:table-cell table:style-name="ce501" table:number-columns-repeated="241"/>
        </table:table-row>
        <table:table-row table:style-name="ro1">
          <table:table-cell table:style-name="ce522" table:content-validation-name="val82" office:value-type="string" calcext:value-type="string">
            <text:p>Fegyver másodlagos</text:p>
          </table:table-cell>
          <table:table-cell table:style-name="ce557" table:content-validation-name="val90" office:value-type="string" calcext:value-type="string" table:number-columns-spanned="2" table:number-rows-spanned="1">
            <text:p>Kard, rövid</text:p>
          </table:table-cell>
          <table:covered-table-cell table:style-name="ce587"/>
          <table:table-cell table:style-name="ce607"/>
          <table:table-cell table:style-name="ce606" table:number-columns-repeated="5"/>
          <table:table-cell table:style-name="ce501" office:value-type="string" calcext:value-type="string">
            <text:p>KH-3.fok: beszámít a _változó_ Mf ide is. KH:0.foknál NEM számít</text:p>
          </table:table-cell>
          <table:table-cell table:style-name="ce501"/>
          <table:table-cell table:style-name="ce623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623" office:value-type="string" calcext:value-type="string">
            <text:p>SP</text:p>
          </table:table-cell>
          <table:table-cell table:style-name="ce501" table:number-columns-repeated="241"/>
        </table:table-row>
        <table:table-row table:style-name="ro1">
          <table:table-cell table:style-name="Default" table:number-columns-repeated="3"/>
          <table:table-cell table:style-name="ce281"/>
          <table:table-cell table:style-name="Default"/>
          <table:table-cell table:style-name="ce436" table:number-columns-repeated="4"/>
          <table:table-cell table:style-name="Default"/>
          <table:table-cell table:style-name="ce501"/>
          <table:table-cell table:style-name="ce281" table:formula="of:=IF((ISNUMBER(VLOOKUP([.$B53];kezifegyverek_all;9;0))=1);(VLOOKUP([.$B53];kezifegyverek_all;9;0)+ IF([.B51]&gt;=3;[.$C26]*[KP_tablazat.E$47];0));[KP_tablazat.$K$38])" office:value-type="float" office:value="8" calcext:value-type="float">
            <text:p>8</text:p>
          </table:table-cell>
          <table:table-cell table:style-name="ce281"/>
          <table:table-cell table:style-name="ce623" table:number-columns-repeated="2"/>
          <table:table-cell table:style-name="ce501" table:number-columns-repeated="241"/>
        </table:table-row>
        <table:table-row table:style-name="ro1">
          <table:table-cell table:style-name="ce527" office:value-type="string" calcext:value-type="string">
            <text:p>Kétkezettség fortély</text:p>
          </table:table-cell>
          <table:table-cell table:style-name="ce559" table:content-validation-name="val91" table:formula="of:=[$Tulajdonságok_képzettségek.D38]" office:value-type="float" office:value="0" calcext:value-type="float">
            <text:p>0</text:p>
          </table:table-cell>
          <table:table-cell table:style-name="ce501"/>
          <table:table-cell table:style-name="ce436" table:number-columns-repeated="5"/>
          <table:table-cell table:style-name="ce501" table:number-columns-repeated="248"/>
        </table:table-row>
        <table:table-row table:style-name="ro1">
          <table:table-cell table:style-name="ce527"/>
          <table:table-cell table:style-name="ce501" table:number-columns-repeated="255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1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23" office:value-type="string" calcext:value-type="string">
            <text:p>MGT:</text:p>
          </table:table-cell>
          <table:table-cell table:style-name="ce400" table:content-validation-name="val12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24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1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25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1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85"/>
          <table:table-cell table:style-name="ce728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5"/>
          <table:table-cell table:style-name="ce663"/>
          <table:table-cell table:style-name="ce689"/>
          <table:table-cell table:style-name="ce729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6"/>
          <table:table-cell table:style-name="ce665"/>
          <table:table-cell table:style-name="ce696"/>
          <table:table-cell table:style-name="ce730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7"/>
          <table:table-cell table:style-name="ce666"/>
          <table:table-cell table:style-name="ce697"/>
          <table:table-cell table:style-name="ce731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8"/>
          <table:table-cell table:style-name="ce667"/>
          <table:table-cell table:style-name="ce698"/>
          <table:table-cell table:style-name="ce732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49"/>
          <table:table-cell table:style-name="ce671"/>
          <table:table-cell table:style-name="ce699"/>
          <table:table-cell table:style-name="ce73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1"/>
          <table:covered-table-cell table:style-name="ce426"/>
          <table:table-cell table:number-columns-repeated="3"/>
          <table:table-cell table:style-name="ce53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15" office:value-type="string" calcext:value-type="string">
            <text:p>-</text:p>
          </table:table-cell>
          <table:table-cell table:style-name="ce389" table:content-validation-name="val126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403" table:content-validation-name="val128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427" table:content-validation-name="val133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1"/>
          <table:table-cell table:style-name="ce331"/>
          <table:table-cell table:style-name="ce53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6:Harcértékek.I66">
            <calcext:condition calcext:apply-style-name="Szürke_háttér" calcext:value="formula-is([$Harcértékek.$G$59]&lt;24)" calcext:base-cell-address="Harcértékek.I66"/>
          </calcext:conditional-format>
          <calcext:conditional-format calcext:target-range-address="Harcértékek.H66:Harcértékek.H66">
            <calcext:condition calcext:apply-style-name="Szürke_háttér" calcext:value="formula-is([$Harcértékek.$G$59]&lt;23)" calcext:base-cell-address="Harcértékek.H66"/>
          </calcext:conditional-format>
          <calcext:conditional-format calcext:target-range-address="Harcértékek.G66:Harcértékek.G66">
            <calcext:condition calcext:apply-style-name="Szürke_háttér" calcext:value="formula-is([$Harcértékek.$G$59]&lt;22)" calcext:base-cell-address="Harcértékek.G66"/>
          </calcext:conditional-format>
          <calcext:conditional-format calcext:target-range-address="Harcértékek.F66:Harcértékek.F66">
            <calcext:condition calcext:apply-style-name="Szürke_háttér" calcext:value="formula-is([$Harcértékek.$G$59]&lt;21)" calcext:base-cell-address="Harcértékek.F66"/>
          </calcext:conditional-format>
          <calcext:conditional-format calcext:target-range-address="Harcértékek.I65:Harcértékek.I65">
            <calcext:condition calcext:apply-style-name="Szürke_háttér" calcext:value="formula-is([$Harcértékek.$G$59]&lt;20)" calcext:base-cell-address="Harcértékek.I65"/>
          </calcext:conditional-format>
          <calcext:conditional-format calcext:target-range-address="Harcértékek.H65:Harcértékek.H65">
            <calcext:condition calcext:apply-style-name="Szürke_háttér" calcext:value="formula-is([$Harcértékek.$G$59]&lt;19)" calcext:base-cell-address="Harcértékek.H65"/>
          </calcext:conditional-format>
          <calcext:conditional-format calcext:target-range-address="Harcértékek.G65:Harcértékek.G65">
            <calcext:condition calcext:apply-style-name="Szürke_háttér" calcext:value="formula-is([$Harcértékek.$G$59]&lt;18)" calcext:base-cell-address="Harcértékek.G65"/>
          </calcext:conditional-format>
          <calcext:conditional-format calcext:target-range-address="Harcértékek.F65:Harcértékek.F65">
            <calcext:condition calcext:apply-style-name="Szürke_háttér" calcext:value="formula-is([$Harcértékek.$G$59]&lt;17)" calcext:base-cell-address="Harcértékek.F65"/>
          </calcext:conditional-format>
          <calcext:conditional-format calcext:target-range-address="Harcértékek.I64:Harcértékek.I64">
            <calcext:condition calcext:apply-style-name="Szürke_háttér" calcext:value="formula-is([$Harcértékek.$G$59]&lt;16)" calcext:base-cell-address="Harcértékek.I64"/>
          </calcext:conditional-format>
          <calcext:conditional-format calcext:target-range-address="Harcértékek.H64:Harcértékek.H64">
            <calcext:condition calcext:apply-style-name="Szürke_háttér" calcext:value="formula-is([$Harcértékek.$G$59]&lt;15)" calcext:base-cell-address="Harcértékek.H64"/>
          </calcext:conditional-format>
          <calcext:conditional-format calcext:target-range-address="Harcértékek.G64:Harcértékek.G64">
            <calcext:condition calcext:apply-style-name="Szürke_háttér" calcext:value="formula-is([$Harcértékek.$G$59]&lt;14)" calcext:base-cell-address="Harcértékek.G64"/>
          </calcext:conditional-format>
          <calcext:conditional-format calcext:target-range-address="Harcértékek.F64:Harcértékek.F64">
            <calcext:condition calcext:apply-style-name="Szürke_háttér" calcext:value="formula-is([$Harcértékek.$G$59]&lt;13)" calcext:base-cell-address="Harcértékek.F64"/>
          </calcext:conditional-format>
          <calcext:conditional-format calcext:target-range-address="Harcértékek.I63:Harcértékek.I63">
            <calcext:condition calcext:apply-style-name="Szürke_háttér" calcext:value="formula-is([$Harcértékek.$G$59]&lt;12)" calcext:base-cell-address="Harcértékek.I63"/>
          </calcext:conditional-format>
          <calcext:conditional-format calcext:target-range-address="Harcértékek.H63:Harcértékek.H63">
            <calcext:condition calcext:apply-style-name="Szürke_háttér" calcext:value="formula-is([$Harcértékek.$G$59]&lt;11)" calcext:base-cell-address="Harcértékek.H63"/>
          </calcext:conditional-format>
          <calcext:conditional-format calcext:target-range-address="Harcértékek.G63:Harcértékek.G63">
            <calcext:condition calcext:apply-style-name="Szürke_háttér" calcext:value="formula-is([$Harcértékek.$G$59]&lt;10)" calcext:base-cell-address="Harcértékek.G63"/>
          </calcext:conditional-format>
          <calcext:conditional-format calcext:target-range-address="Harcértékek.F63:Harcértékek.F63">
            <calcext:condition calcext:apply-style-name="Szürke_háttér" calcext:value="formula-is([$Harcértékek.$G$59]&lt;9)" calcext:base-cell-address="Harcértékek.F63"/>
          </calcext:conditional-format>
          <calcext:conditional-format calcext:target-range-address="Harcértékek.I62:Harcértékek.I62">
            <calcext:condition calcext:apply-style-name="Szürke_háttér" calcext:value="formula-is([$Harcértékek.$G$59]&lt;8)" calcext:base-cell-address="Harcértékek.I62"/>
          </calcext:conditional-format>
          <calcext:conditional-format calcext:target-range-address="Harcértékek.H62:Harcértékek.H62">
            <calcext:condition calcext:apply-style-name="Szürke_háttér" calcext:value="formula-is([$Harcértékek.$G$59]&lt;7)" calcext:base-cell-address="Harcértékek.H62"/>
          </calcext:conditional-format>
          <calcext:conditional-format calcext:target-range-address="Harcértékek.G62:Harcértékek.G62">
            <calcext:condition calcext:apply-style-name="Szürke_háttér" calcext:value="formula-is([$Harcértékek.$G$59]&lt;6)" calcext:base-cell-address="Harcértékek.G62"/>
          </calcext:conditional-format>
          <calcext:conditional-format calcext:target-range-address="Harcértékek.F62:Harcértékek.F62">
            <calcext:condition calcext:apply-style-name="Szürke_háttér" calcext:value="formula-is([$Harcértékek.$G$59]&lt;5)" calcext:base-cell-address="Harcértékek.F62"/>
          </calcext:conditional-format>
          <calcext:conditional-format calcext:target-range-address="Harcértékek.I61:Harcértékek.I61">
            <calcext:condition calcext:apply-style-name="Szürke_háttér" calcext:value="formula-is([$Harcértékek.$G$59]&lt;4)" calcext:base-cell-address="Harcértékek.I61"/>
          </calcext:conditional-format>
          <calcext:conditional-format calcext:target-range-address="Harcértékek.H61:Harcértékek.H61">
            <calcext:condition calcext:apply-style-name="Szürke_háttér" calcext:value="formula-is([$Harcértékek.$G$59]&lt;3)" calcext:base-cell-address="Harcértékek.H61"/>
          </calcext:conditional-format>
        </calcext:conditional-formats>
      </table:table>
      <table:table table:name="Tradició_Mágia_Pszi_Háttér" table:style-name="ta1" table:print="false">
        <table:table-column table:style-name="co34" table:default-cell-style-name="ce852"/>
        <table:table-column table:style-name="co35" table:default-cell-style-name="Default"/>
        <table:table-column table:style-name="co36" table:default-cell-style-name="Default"/>
        <table:table-column table:style-name="co37" table:default-cell-style-name="ce852"/>
        <table:table-column table:style-name="co38" table:default-cell-style-name="ce852"/>
        <table:table-column table:style-name="co39" table:default-cell-style-name="ce852"/>
        <table:table-column table:style-name="co40" table:default-cell-style-name="Default"/>
        <table:table-column table:style-name="co41" table:default-cell-style-name="ce852"/>
        <table:table-column table:style-name="co42" table:default-cell-style-name="Default"/>
        <table:table-column table:style-name="co43" table:default-cell-style-name="ce852"/>
        <table:table-column table:style-name="co44" table:default-cell-style-name="ce852"/>
        <table:table-column table:style-name="co23" table:default-cell-style-name="ce852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4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36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40" table:formula="of:=[Tulajdonságok_képzettségek.E10]" office:value-type="float" office:value="147" calcext:value-type="float" table:number-columns-spanned="2" table:number-rows-spanned="1">
            <text:p>147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0" office:value-type="float" office:value="4" calcext:value-type="float">
            <text:p>4</text:p>
          </table:table-cell>
          <table:table-cell table:style-name="ce692" table:content-validation-name="val135" office:value-type="float" office:value="0" calcext:value-type="float">
            <text:p>0</text:p>
          </table:table-cell>
          <table:table-cell table:style-name="ce863" table:content-validation-name="val40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6"/>
          <table:covered-table-cell table:style-name="ce383" table:content-validation-name="val56"/>
          <table:table-cell table:style-name="ce714" table:content-validation-name="val62" office:value-type="float" office:value="0" calcext:value-type="float">
            <text:p>0</text:p>
          </table:table-cell>
          <table:table-cell table:style-name="ce278" table:content-validation-name="val40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0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0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0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0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0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0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0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0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0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0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0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85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50"/>
          <table:table-cell table:style-name="ce85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50"/>
          <table:table-cell table:style-name="ce850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850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872" table:number-columns-spanned="4" table:number-rows-spanned="1"/>
          <table:covered-table-cell table:number-columns-repeated="3" table:style-name="ce872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872" table:number-columns-spanned="4" table:number-rows-spanned="1"/>
          <table:covered-table-cell table:number-columns-repeated="3" table:style-name="ce872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4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style-name="ce887"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2" table:content-validation-name="val64"/>
          <table:covered-table-cell table:number-columns-repeated="3" table:content-validation-name="val64"/>
          <table:covered-table-cell table:style-name="ce852" table:content-validation-name="val64"/>
          <table:covered-table-cell table:content-validation-name="val64"/>
          <table:covered-table-cell table:style-name="ce852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032"/>
        <table:table-column table:style-name="co46" table:default-cell-style-name="ce1042"/>
        <table:table-column table:style-name="co12" table:number-columns-repeated="254" table:default-cell-style-name="ce1032"/>
        <table:table-row table:style-name="ro13">
          <table:table-cell table:style-name="ce1030" office:value-type="string" calcext:value-type="string">
            <text:p>Karakter pontok (KP) elosztása</text:p>
            <text:p/>
          </table:table-cell>
          <table:table-cell table:style-name="ce1040"/>
          <table:table-cell table:style-name="ce1047" table:number-columns-repeated="254"/>
        </table:table-row>
        <table:table-row table:style-name="ro14">
          <table:table-cell table:style-name="ce664"/>
          <table:table-cell table:style-name="ce1041" office:value-type="string" calcext:value-type="string">
            <text:p><text:span text:style-name="T18">→ </text:span><text:span text:style-name="T19">KP = 150 + (T.sz  x (100 + (2 x Intelligencia)))  + (T.sz. X (4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3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3" office:value-type="string" calcext:value-type="string">
            <text:p><text:span text:style-name="T20">→Egy primer képzettség értéke legfeljebb (szint+3) lehet</text:span></text:p>
            <text:p><text:span text:style-name="T20">→Egy szekunder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3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44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35" table:number-columns-repeated="256"/>
        </table:table-row>
        <table:table-row table:style-name="ro15">
          <table:table-cell table:style-name="ce1031" office:value-type="string" calcext:value-type="string">
            <text:p>Harcérték módosítók (HM)</text:p>
            <text:p/>
          </table:table-cell>
          <table:table-cell table:style-name="ce1035"/>
          <table:table-cell table:number-columns-repeated="254"/>
        </table:table-row>
        <table:table-row table:style-name="ro16">
          <table:table-cell/>
          <table:table-cell table:style-name="ce1041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1"/>
          <table:table-cell table:number-columns-repeated="254"/>
        </table:table-row>
        <table:table-row table:style-name="ro14">
          <table:table-cell table:style-name="ce103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1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3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43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38"/>
          <table:table-cell table:style-name="ce1045"/>
          <table:table-cell table:style-name="ce1038" table:number-columns-repeated="254"/>
        </table:table-row>
        <table:table-row table:style-name="ro1">
          <table:table-cell table:style-name="ce1039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46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7" table:default-cell-style-name="ce105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48" office:value-type="string" calcext:value-type="string">
            <text:p>V8.1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Vértviselet bekerült a fix fortélyok közé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ismét beszámolva a fegyverek értékeibe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ÉP táblázat: automatikus kiszürkítés ÉP számától függő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tkezes harc tábl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x szint: 21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Alap: 15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/Szint: 100 + (2x Intelligencia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ekunder KP/Szint: 40 + (2x Emlékezet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nőver Pontok (MP) számításába beleszámoljuk HM/10 értéket is. Új oszlop a Harcmodoroknál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anőver nehézsége oszlop már érték ellenőrzött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nem automatikusan számolódik be, bekerült a fegyverek alá, leírássa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átterek átkerült a „Tartalék” lap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egyverek táblázatban a fegyver kommenteket is beszúrj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nél: hatótáv; + fegyver kommen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lsődleges nyelv és másodlagos nyelv (Pyarroni és második helyett)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Az 1.nyelvre: +6 bónusz; 2.nyelvre: +3 bónusz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arci Akrobatika bónuszai kiszedve az alap harcértékekből, új sorba kerültek – a fegyverek alá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lusz egy sor az Életerő táblázatb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GT csökkentő/növelő bónuszhoz felugró magyar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KP/szint: 100-ra csökkent 120-ró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maradt warning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 választó sorában az oszlophivatkozások javítv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Rengeteg hajító és lőfegyver értéké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élfegyverek értékei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ismeretekre költött össz KP képlet hivatkozásainak javítés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túllépés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Írástudó fortély ingyenes ha van Tradíció minimum 3.szint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peciális (részben ingyenes) képzettségek szétválasztása Átlagos és Könnyű kategóriák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3" office:value-type="string" calcext:value-type="string">
            <text:p>* Fix: Tradíció képzettség KP-i nem számítottak bele a primer költésbe (rossz cellahivatkozás)</text:p>
          </table:table-cell>
          <table:table-cell table:style-name="ce1063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5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55" office:value-type="string" calcext:value-type="string">
            <text:p>* Javítás: a képzettségek nem foka, hanem szintje van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Minden kiemelt cellához Érvényesség vizsgálat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inttúlépés ellenőrzés javítása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VÉGRE: A képzettségbónusz megfelelő kezelése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abályok munkalapon más betűkészlet (ékezet gondok voltak)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na korlát eltörl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 tradíciók: 50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-be ismét beszámít a TSZ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értékeinek automatikus kiszám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Nincs korlátozva a max vásárolható mana po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: 80KP (eddig 70 vol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egyver táblázatba bekerült: MF oszlop (Mesterfegyver foka az adott fegyverre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65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ámadási típus bekerült (szúró/vágó/zúzó) a fegyverek táblázatáb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Össz ÉP kiszámolása (Harcértékek oldal alja (Sebesülés táblázat teteje)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 számítás javítva + KÉ-re már nem adható HM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VÉ csökkenés plusz sor sok hellye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É-be az Önuralom számít! Javít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rcmodorokhoz új oszlop: Sebessé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ájdalomtűrés próbák módosulta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harcmodor törölv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ortély cellák átalak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 = 70 + Intelligenci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+6-os tulajdonságok pontértéke beír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ulajdonságok: Önuralom, Fogékonysá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x egyfajta HM hiba jav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bekerült a Harcmodorok közé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ψP = 2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MP = 3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pró javításo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jításnak, Íjászatnak, Lövészetnek is van KÉ-j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Átszervezett Harcétékek oldal. Jobb helykihasználás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Külön CHM (CÉ-HM) (max 4CHM/Szin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CHM = 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Egy harcérték alapra max 5/szi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5HM-&gt;3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4HM-&gt;2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3HM-&gt;1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table:number-columns-repeated="2"/>
          <table:table-cell table:style-name="ce1066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szí bekerült, 1 HM=4KP, Max HM/szint=8, 1MP=4KP, 1Pp=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Javítások, Fortélyok táblázat átrendez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Fegyverek harcértékei, Teljes fegyveres harcértékek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eterő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ajzsok, vértek, SFÉ tábláza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Mágia és Pszi fül: egyszerűbb, átláthatóbb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őfej és élőláb kikapcs, ez plusz hely.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eljes átstruktúrálás, hogy nyomtatható legyen, ne lógjon ki 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sehol a nyomtatási képbő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21"/>
        <table:table-column table:style-name="co49" table:default-cell-style-name="ce21"/>
        <table:table-column table:style-name="co12" table:number-columns-repeated="4" table:default-cell-style-name="ce21"/>
        <table:table-column table:style-name="co50" table:default-cell-style-name="ce21"/>
        <table:table-column table:style-name="co51" table:default-cell-style-name="ce21"/>
        <table:table-column table:style-name="co12" table:number-columns-repeated="5" table:default-cell-style-name="ce21"/>
        <table:table-column table:style-name="co12" table:default-cell-style-name="ce623"/>
        <table:table-column table:style-name="co52" table:default-cell-style-name="ce21"/>
        <table:table-column table:style-name="co12" table:number-columns-repeated="241" table:default-cell-style-name="ce21"/>
        <table:table-row table:style-name="ro1">
          <table:table-cell table:style-name="ce1067"/>
          <table:table-cell table:style-name="ce1074" office:value-type="string" calcext:value-type="string">
            <text:p>Fegyver</text:p>
          </table:table-cell>
          <table:table-cell table:style-name="ce1092" office:value-type="string" calcext:value-type="string">
            <text:p>Típus</text:p>
          </table:table-cell>
          <table:table-cell table:style-name="ce1074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30" office:value-type="string" calcext:value-type="string">
            <text:p>Átütés</text:p>
          </table:table-cell>
          <table:table-cell table:style-name="ce1230" office:value-type="string" calcext:value-type="string">
            <text:p>Íves</text:p>
          </table:table-cell>
          <table:table-cell table:style-name="ce1236" office:value-type="string" calcext:value-type="string">
            <text:p>1,5 kezes</text:p>
          </table:table-cell>
          <table:table-cell table:style-name="ce1230" office:value-type="string" calcext:value-type="string">
            <text:p>Pengehossz</text:p>
          </table:table-cell>
          <table:table-cell table:style-name="ce1230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1230" office:value-type="string" calcext:value-type="string">
            <text:p>Sebesség</text:p>
          </table:table-cell>
          <table:table-cell table:style-name="ce1092" office:value-type="string" calcext:value-type="string">
            <text:p>Harcmodor</text:p>
          </table:table-cell>
          <table:table-cell table:style-name="ce1271" office:value-type="string" calcext:value-type="string">
            <text:p>Megjegyzés</text:p>
          </table:table-cell>
          <table:table-cell table:style-name="ce1067" table:number-columns-repeated="241"/>
        </table:table-row>
        <table:table-row table:style-name="ro1">
          <table:table-cell table:style-name="ce1068" office:value-type="string" calcext:value-type="string">
            <text:p>Közelharci fegyverek</text:p>
          </table:table-cell>
          <table:table-cell table:style-name="ce1075" office:value-type="string" calcext:value-type="string">
            <text:p><text:s/>__</text:p>
          </table:table-cell>
          <table:table-cell table:style-name="ce1093"/>
          <table:table-cell table:style-name="ce1093" office:value-type="string" calcext:value-type="string">
            <text:p>x</text:p>
          </table:table-cell>
          <table:table-cell table:number-columns-repeated="2" table:style-name="ce1075" office:value-type="string" calcext:value-type="string">
            <text:p>x</text:p>
          </table:table-cell>
          <table:table-cell table:style-name="ce1075"/>
          <table:table-cell table:style-name="ce1237"/>
          <table:table-cell table:number-columns-repeated="3" table:style-name="ce1075" office:value-type="string" calcext:value-type="string">
            <text:p>x</text:p>
          </table:table-cell>
          <table:table-cell table:number-columns-repeated="2" table:style-name="ce1253" office:value-type="string" calcext:value-type="string">
            <text:p>x</text:p>
          </table:table-cell>
          <table:table-cell table:style-name="ce1075" table:number-columns-repeated="2"/>
          <table:table-cell table:style-name="ce1295" table:number-columns-repeated="241"/>
        </table:table-row>
        <table:table-row table:style-name="ro21">
          <table:table-cell/>
          <table:table-cell table:style-name="ce1076" office:value-type="string" calcext:value-type="string">
            <text:p>Puszta kéz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-5" calcext:value-type="float">
            <text:p>-5</text:p>
          </table:table-cell>
          <table:table-cell table:style-name="ce1102" office:value-type="string" calcext:value-type="string">
            <text:p>Z</text:p>
          </table:table-cell>
          <table:table-cell table:number-columns-repeated="2" table:style-name="ce1102" office:value-type="float" office:value="0" calcext:value-type="float">
            <text:p>0</text:p>
          </table:table-cell>
          <table:table-cell table:style-name="ce1238"/>
          <table:table-cell table:style-name="ce1102" office:value-type="float" office:value="0" calcext:value-type="float">
            <text:p>0</text:p>
          </table:table-cell>
          <table:table-cell table:number-columns-repeated="3" table:style-name="ce1102" office:value-type="float" office:value="-10" calcext:value-type="float">
            <text:p>-10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Béltépő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Dzsambi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Garott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string" calcext:value-type="string">
            <text:p>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spec.</text:p>
          </table:table-cell>
          <table:table-cell table:number-columns-repeated="3"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-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Krisz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Levéltőr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/V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string" calcext:value-type="string">
            <text:p>rövid</text:p>
          </table:table-cell>
          <table:table-cell table:style-name="ce1121" office:value-type="float" office:value="2" calcext:value-type="float">
            <text:p>2</text:p>
          </table:table-cell>
          <table:table-cell table:style-name="ce1121" office:value-type="float" office:value="4" calcext:value-type="float">
            <text:p>4</text:p>
          </table:table-cell>
          <table:table-cell table:number-columns-repeated="2"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kolatgomb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Z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float" office:value="0" calcext:value-type="float">
            <text:p>0</text:p>
          </table:table-cell>
          <table:table-cell table:number-columns-repeated="3" table:style-name="ce1121" office:value-type="float" office:value="-7" calcext:value-type="float">
            <text:p>-7</text:p>
          </table:table-cell>
          <table:table-cell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éregfog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string" calcext:value-type="string">
            <text:p>rövid</text:p>
          </table:table-cell>
          <table:table-cell table:style-name="ce1121" office:value-type="float" office:value="1" calcext:value-type="float">
            <text:p>1</text:p>
          </table:table-cell>
          <table:table-cell table:number-columns-repeated="2" table:style-name="ce1121" office:value-type="float" office:value="3" calcext:value-type="float">
            <text:p>3</text:p>
          </table:table-cell>
          <table:table-cell table:style-name="ce1121"/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Pugos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Ramier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3" calcext:value-type="float">
            <text:p>3</text:p>
          </table:table-cell>
          <table:table-cell table:number-columns-repeated="3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hárít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Tőr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ököl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/>
          <table:table-cell table:style-name="ce1078" office:value-type="string" calcext:value-type="string">
            <text:p>Tőr, páncélszúr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0" calcext:value-type="float">
            <text:p>0</text:p>
          </table:table-cell>
          <table:table-cell table:style-name="ce1248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4" calcext:value-type="float">
            <text:p>4</text:p>
          </table:table-cell>
          <table:table-cell table:style-name="ce1105"/>
          <table:table-cell table:style-name="ce1264" office:value-type="string" calcext:value-type="string">
            <text:p>közelharc</text:p>
          </table:table-cell>
          <table:table-cell table:style-name="ce127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Sla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Vasököl / páncélkesztyű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özelharc</text:p>
          </table:table-cell>
          <table:table-cell table:style-name="ce127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2">
          <table:table-cell table:style-name="ce1068" office:value-type="string" calcext:value-type="string">
            <text:p>Kardvívó fegyverek</text:p>
          </table:table-cell>
          <table:table-cell table:style-name="ce1076" office:value-type="string" calcext:value-type="string">
            <text:p>Kard, dzsenn szablya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4" calcext:value-type="float">
            <text:p>4</text:p>
          </table:table-cell>
          <table:table-cell table:style-name="ce1102" office:value-type="string" calcext:value-type="string">
            <text:p>V/S</text:p>
          </table:table-cell>
          <table:table-cell table:style-name="ce1102" office:value-type="float" office:value="0" calcext:value-type="float">
            <text:p>0</text:p>
          </table:table-cell>
          <table:table-cell table:style-name="ce1102" office:value-type="float" office:value="1" calcext:value-type="float">
            <text:p>1</text:p>
          </table:table-cell>
          <table:table-cell table:style-name="ce1238"/>
          <table:table-cell table:style-name="ce1102" office:value-type="string" calcext:value-type="string">
            <text:p>1 penge</text:p>
          </table:table-cell>
          <table:table-cell table:style-name="ce1102" office:value-type="float" office:value="8" calcext:value-type="float">
            <text:p>8</text:p>
          </table:table-cell>
          <table:table-cell table:number-columns-repeated="2" table:style-name="ce1102" office:value-type="float" office:value="15" calcext:value-type="float">
            <text:p>15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emreli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7" calcext:value-type="float">
            <text:p>7</text:p>
          </table:table-cell>
          <table:table-cell table:number-columns-repeated="2" table:style-name="ce1103" office:value-type="float" office:value="13" calcext:value-type="float">
            <text:p>13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/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fejvadász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handzsá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iequa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S/V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osszú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jatagá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2 penge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20" calcext:value-type="float">
            <text:p>20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hossa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5" calcext:value-type="float">
            <text:p>5</text:p>
          </table:table-cell>
          <table:table-cell table:number-columns-repeated="2" table:style-name="ce1103" office:value-type="float" office:value="11" calcext:value-type="float">
            <text:p>11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a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ovag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077" office:value-type="string" calcext:value-type="string">
            <text:p>Kard, másfél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mester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8" calcext:value-type="float">
            <text:p>18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Pu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Slan 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9" calcext:value-type="float">
            <text:p>19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Slan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1" calcext:value-type="float">
            <text:p>11</text:p>
          </table:table-cell>
          <table:table-cell table:number-columns-repeated="2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Slan csata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2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23" calcext:value-type="float">
            <text:p>23</text:p>
          </table:table-cell>
          <table:table-cell table:style-name="ce1103" office:value-type="float" office:value="17" calcext:value-type="float">
            <text:p>17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zably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a-sequor </text:p>
          </table:table-cell>
          <table:table-cell table:style-name="ce1103" office:value-type="string" calcext:value-type="string">
            <text:p>két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3" office:value-type="float" office:value="1" calcext:value-type="float">
            <text:p>1</text:p>
          </table:table-cell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eneth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Predoci egyeneskard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equor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8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2"/>
          <table:table-cell table:style-name="ce1079" office:value-type="string" calcext:value-type="string">
            <text:p>Tőrkard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string" calcext:value-type="string">
            <text:p>1 penge</text:p>
          </table:table-cell>
          <table:table-cell table:style-name="ce1108" office:value-type="float" office:value="6" calcext:value-type="float">
            <text:p>6</text:p>
          </table:table-cell>
          <table:table-cell table:number-columns-repeated="2" table:style-name="ce1108" office:value-type="float" office:value="12" calcext:value-type="float">
            <text:p>12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ardvívás</text:p>
          </table:table-cell>
          <table:table-cell table:style-name="ce127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Pusztító fegyverek</text:p>
          </table:table-cell>
          <table:table-cell table:style-name="ce1076" office:value-type="string" calcext:value-type="string">
            <text:p>Bot, rövid</text:p>
          </table:table-cell>
          <table:table-cell table:style-name="ce1102" office:value-type="string" calcext:value-type="string">
            <text:p>egykezes</text:p>
          </table:table-cell>
          <table:table-cell table:style-name="ce1109" office:value-type="float" office:value="-3" calcext:value-type="float">
            <text:p>-3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238"/>
          <table:table-cell table:style-name="ce1109" office:value-type="string" calcext:value-type="string">
            <text:p>0,5 penge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5" calcext:value-type="float">
            <text:p>5</text:p>
          </table:table-cell>
          <table:table-cell table:style-name="ce1264" office:value-type="string" calcext:value-type="string">
            <text:p>pusztítás</text:p>
          </table:table-cell>
          <table:table-cell table:style-name="ce1281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ot, furkós</text:p>
          </table:table-cell>
          <table:table-cell table:style-name="ce1103" office:value-type="string" calcext:value-type="string">
            <text:p>egykezes</text:p>
          </table:table-cell>
          <table:table-cell table:style-name="ce1110" office:value-type="float" office:value="-1" calcext:value-type="float">
            <text:p>-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227" office:value-type="string" calcext:value-type="string">
            <text:p>Z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lánco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shadleki</text:p>
          </table:table-cell>
          <table:table-cell table:style-name="ce1103" office:value-type="string" calcext:value-type="string">
            <text:p>??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/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olla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üskés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Csatabárd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8" office:value-type="string" calcext:value-type="string">
            <text:p>V</text:p>
            <text:p>(néha szúrás)</text:p>
          </table:table-cell>
          <table:table-cell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Csatabá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1,5 penge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/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Csatacsákány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S?</text:p>
          </table:table-cell>
          <table:table-cell table:style-name="ce1103" office:value-type="string" calcext:value-type="string">
            <text:p>10 !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Harci kalapács</text:p>
          </table:table-cell>
          <table:table-cell table:style-name="ce1108" office:value-type="string" calcext:value-type="string">
            <text:p>??</text:p>
          </table:table-cell>
          <table:table-cell table:style-name="ce1165"/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65" table:number-columns-repeated="6"/>
          <table:table-cell table:style-name="ce1265" office:value-type="string" calcext:value-type="string">
            <text:p>pusztítás</text:p>
          </table:table-cell>
          <table:table-cell table:style-name="ce1279"/>
          <table:table-cell table:style-name="ce452" table:number-columns-repeated="241"/>
        </table:table-row>
        <table:table-row table:style-name="ro1">
          <table:table-cell table:style-name="ce1070" office:value-type="string" calcext:value-type="string">
            <text:p>Lándzsavívó fegyverek</text:p>
          </table:table-cell>
          <table:table-cell table:style-name="ce1080" office:value-type="string" calcext:value-type="string">
            <text:p>Alabá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+Z/V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10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8" calcext:value-type="float">
            <text:p>28</text:p>
          </table:table-cell>
          <table:table-cell table:style-name="ce1109" office:value-type="float" office:value="8" calcext:value-type="float">
            <text:p>8</text:p>
          </table:table-cell>
          <table:table-cell table:style-name="ce1266" office:value-type="string" calcext:value-type="string">
            <text:p>lándzsavívás</text:p>
          </table:table-cell>
          <table:table-cell table:style-name="ce1282" office:value-type="string" calcext:value-type="string">
            <text:p>Talán a legjobb a páncélok ellen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Bot, hosszú</text:p>
          </table:table-cell>
          <table:table-cell table:style-name="ce1110" office:value-type="string" calcext:value-type="string">
            <text:p>kétkezes</text:p>
          </table:table-cell>
          <table:table-cell table:style-name="ce1169" office:value-type="float" office:value="1" calcext:value-type="float">
            <text:p>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16" calcext:value-type="float">
            <text:p>16</text:p>
          </table:table-cell>
          <table:table-cell table:style-name="ce1110" office:value-type="float" office:value="24" calcext:value-type="float">
            <text:p>24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4">
          <table:table-cell table:style-name="ce635"/>
          <table:table-cell table:style-name="ce1081" office:value-type="string" calcext:value-type="string">
            <text:p>Lándzs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4" calcext:value-type="float">
            <text:p>14</text:p>
          </table:table-cell>
          <table:table-cell table:number-columns-repeated="2" table:style-name="ce1110" office:value-type="float" office:value="32" calcext:value-type="float">
            <text:p>32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4">
          <table:table-cell table:style-name="ce635"/>
          <table:table-cell table:style-name="ce1081" office:value-type="string" calcext:value-type="string">
            <text:p>Pik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4 penge</text:p>
          </table:table-cell>
          <table:table-cell table:style-name="ce1110" office:value-type="float" office:value="18" calcext:value-type="float">
            <text:p>18</text:p>
          </table:table-cell>
          <table:table-cell table:number-columns-repeated="2" table:style-name="ce1110" office:value-type="float" office:value="40" calcext:value-type="float">
            <text:p>40</text:p>
          </table:table-cell>
          <table:table-cell table:style-name="ce1110" office:value-type="float" office:value="9" calcext:value-type="float">
            <text:p>9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Szigo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7" calcext:value-type="float">
            <text:p>7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">
          <table:table-cell table:style-name="ce1071"/>
          <table:table-cell table:style-name="ce1082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3 penge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22" calcext:value-type="float">
            <text:p>22</text:p>
          </table:table-cell>
          <table:table-cell table:style-name="ce1111" office:value-type="float" office:value="26" calcext:value-type="float">
            <text:p>26</text:p>
          </table:table-cell>
          <table:table-cell table:style-name="ce1111" office:value-type="float" office:value="8" calcext:value-type="float">
            <text:p>8</text:p>
          </table:table-cell>
          <table:table-cell table:style-name="ce1267" office:value-type="string" calcext:value-type="string">
            <text:p>lándzsavívás</text:p>
          </table:table-cell>
          <table:table-cell table:style-name="ce107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72"/>
          <table:table-cell table:style-name="ce1072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72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72" office:value-type="string" calcext:value-type="string">
            <text:p>Átütés</text:p>
          </table:table-cell>
          <table:table-cell table:style-name="ce1072" table:number-columns-repeated="2"/>
          <table:table-cell table:style-name="ce1072" office:value-type="string" calcext:value-type="string">
            <text:p>Hatótáv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CÉ</text:p>
          </table:table-cell>
          <table:table-cell table:style-name="ce1072" office:value-type="string" calcext:value-type="string">
            <text:p>Osztó</text:p>
          </table:table-cell>
          <table:table-cell table:style-name="ce1255" office:value-type="string" calcext:value-type="string">
            <text:p>Sebesség</text:p>
          </table:table-cell>
          <table:table-cell table:style-name="ce1072" office:value-type="string" calcext:value-type="string">
            <text:p>Harcmodor</text:p>
          </table:table-cell>
          <table:table-cell table:style-name="ce1072" table:number-columns-repeated="242"/>
        </table:table-row>
        <table:table-row table:style-name="ro1">
          <table:table-cell table:style-name="ce1068" office:value-type="string" calcext:value-type="string">
            <text:p>Szál-hajítófegyverek</text:p>
          </table:table-cell>
          <table:table-cell table:style-name="ce1084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084" office:value-type="string" calcext:value-type="string">
            <text:p>x</text:p>
          </table:table-cell>
          <table:table-cell table:style-name="ce1084" table:number-columns-repeated="3"/>
          <table:table-cell table:number-columns-repeated="3" table:style-name="ce1084" office:value-type="string" calcext:value-type="string">
            <text:p>x</text:p>
          </table:table-cell>
          <table:table-cell table:style-name="ce1114" office:value-type="string" calcext:value-type="string">
            <text:p>x</text:p>
          </table:table-cell>
          <table:table-cell table:style-name="ce1268" office:value-type="string" calcext:value-type="string">
            <text:p>x</text:p>
          </table:table-cell>
          <table:table-cell/>
          <table:table-cell table:style-name="ce1295" table:number-columns-repeated="241"/>
        </table:table-row>
        <table:table-row table:style-name="ro1">
          <table:table-cell/>
          <table:table-cell table:style-name="ce1085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211"/>
          <table:table-cell table:style-name="ce1220" table:number-columns-repeated="2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6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4" office:value-type="string" calcext:value-type="string">
            <text:p>Követelmény: Erő +3</text:p>
          </table:table-cell>
          <table:table-cell table:style-name="ce1296" table:number-columns-repeated="241"/>
        </table:table-row>
        <table:table-row table:style-name="ro1">
          <table:table-cell/>
          <table:table-cell table:style-name="ce1085" office:value-type="string" calcext:value-type="string">
            <text:p>Lándzsa</text:p>
          </table:table-cell>
          <table:table-cell table:style-name="ce1088" office:value-type="string" calcext:value-type="string">
            <text:p>egykezes</text:p>
          </table:table-cell>
          <table:table-cell table:style-name="ce1220" table:number-columns-repeated="3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7" office:value-type="float" office:value="8" calcext:value-type="float">
            <text:p>8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87" office:value-type="string" calcext:value-type="string">
            <text:p>Dárda, hajító</text:p>
          </table:table-cell>
          <table:table-cell table:style-name="ce1087" office:value-type="string" calcext:value-type="string">
            <text:p>egykezes</text:p>
          </table:table-cell>
          <table:table-cell table:style-name="ce1221" table:number-columns-repeated="3"/>
          <table:table-cell table:style-name="ce1235"/>
          <table:table-cell table:style-name="ce1224"/>
          <table:table-cell table:style-name="ce1235" office:value-type="string" calcext:value-type="string">
            <text:p>60m</text:p>
          </table:table-cell>
          <table:table-cell table:style-name="ce1221" table:number-columns-repeated="2"/>
          <table:table-cell table:style-name="ce1254" office:value-type="float" office:value="2" calcext:value-type="float">
            <text:p>2</text:p>
          </table:table-cell>
          <table:table-cell table:style-name="ce1258" office:value-type="float" office:value="7" calcext:value-type="float">
            <text:p>7</text:p>
          </table:table-cell>
          <table:table-cell table:style-name="ce1265" office:value-type="string" calcext:value-type="string">
            <text:p>hajítás</text:p>
          </table:table-cell>
          <table:table-cell table:style-name="ce1286" office:value-type="string" calcext:value-type="string">
            <text:p>Követelmény: Erő +0</text:p>
          </table:table-cell>
          <table:table-cell table:style-name="ce1286"/>
          <table:table-cell table:style-name="ce452" table:number-columns-repeated="240"/>
        </table:table-row>
        <table:table-row table:style-name="ro1">
          <table:table-cell table:style-name="ce1068" office:value-type="string" calcext:value-type="string">
            <text:p>Hajítófegyverek</text:p>
          </table:table-cell>
          <table:table-cell table:style-name="ce1088" office:value-type="string" calcext:value-type="string">
            <text:p>Bola</text:p>
          </table:table-cell>
          <table:table-cell table:style-name="ce1088" office:value-type="string" calcext:value-type="string">
            <text:p>egykezes</text:p>
          </table:table-cell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115"/>
          <table:table-cell table:style-name="ce1222" office:value-type="float" office:value="2" calcext:value-type="float">
            <text:p>2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84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Hajítóbárd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32"/>
          <table:table-cell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073"/>
          <table:table-cell table:style-name="ce1090" office:value-type="string" calcext:value-type="string">
            <text:p>Hajítótőr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229" office:value-type="string" calcext:value-type="string">
            <text:p>S</text:p>
          </table:table-cell>
          <table:table-cell table:style-name="ce1229" office:value-type="float" office:value="0" calcext:value-type="float">
            <text:p>0</text:p>
          </table:table-cell>
          <table:table-cell table:style-name="ce1229"/>
          <table:table-cell table:style-name="ce1251"/>
          <table:table-cell table:style-name="ce1229" office:value-type="string" calcext:value-type="string">
            <text:p>15m</text:p>
          </table:table-cell>
          <table:table-cell table:style-name="ce1229" office:value-type="float" office:value="12" calcext:value-type="float">
            <text:p>12</text:p>
          </table:table-cell>
          <table:table-cell table:style-name="ce1229" office:value-type="float" office:value="4" calcext:value-type="float">
            <text:p>4</text:p>
          </table:table-cell>
          <table:table-cell table:style-name="ce1090" office:value-type="float" office:value="2" calcext:value-type="float">
            <text:p>2</text:p>
          </table:table-cell>
          <table:table-cell table:style-name="ce1261" office:value-type="float" office:value="5" calcext:value-type="float">
            <text:p>5</text:p>
          </table:table-cell>
          <table:table-cell table:style-name="ce1270" office:value-type="string" calcext:value-type="string">
            <text:p>hajítás</text:p>
          </table:table-cell>
          <table:table-cell table:style-name="ce1288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ő, alm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10" calcext:value-type="float">
            <text:p>-1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Paritty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70m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Ramier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0m</text:p>
          </table:table-cell>
          <table:table-cell table:style-name="ce1232"/>
          <table:table-cell table:style-name="ce1223" office:value-type="float" office:value="1" calcext:value-type="float">
            <text:p>1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Slan csillag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5m</text:p>
          </table:table-cell>
          <table:table-cell table:style-name="ce1232"/>
          <table:table-cell table:style-name="ce1223" office:value-type="float" office:value="3" calcext:value-type="float">
            <text:p>3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4" calcext:value-type="float">
            <text:p>4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Tőr</text:p>
          </table:table-cell>
          <table:table-cell table:style-name="ce1091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2" calcext:value-type="float">
            <text:p>2</text:p>
          </table:table-cell>
          <table:table-cell table:style-name="ce1091" office:value-type="float" office:value="2" calcext:value-type="float">
            <text:p>2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68" office:value-type="string" calcext:value-type="string">
            <text:p>Egyéb hajítófegyverek</text:p>
          </table:table-cell>
          <table:table-cell table:style-name="ce1088" office:value-type="string" calcext:value-type="string">
            <text:p>Dobóháló</text:p>
          </table:table-cell>
          <table:table-cell table:style-name="ce1115"/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4m</text:p>
          </table:table-cell>
          <table:table-cell table:style-name="ce1115"/>
          <table:table-cell table:style-name="ce1222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9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öpeny</text:p>
          </table:table-cell>
          <table:table-cell table:style-name="ce1089" office:value-type="string" calcext:value-type="string">
            <text:p>egykezes</text:p>
          </table:table-cell>
          <table:table-cell table:number-columns-repeated="2" table:style-name="ce1223" office:value-type="string" calcext:value-type="string">
            <text:p>-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4m</text:p>
          </table:table-cell>
          <table:table-cell table:style-name="ce1232"/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3"/>
          <table:table-cell table:style-name="ce126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91" office:value-type="string" calcext:value-type="string">
            <text:p>Lasszó</text:p>
          </table:table-cell>
          <table:table-cell table:style-name="ce1091" office:value-type="string" calcext:value-type="string">
            <text:p>egykezes</text:p>
          </table:table-cell>
          <table:table-cell table:number-columns-repeated="2" table:style-name="ce1224" office:value-type="string" calcext:value-type="string">
            <text:p>-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0" calcext:value-type="float">
            <text:p>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hajítás</text:p>
          </table:table-cell>
          <table:table-cell table:style-name="ce129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1">
          <table:table-cell table:style-name="ce1068" office:value-type="string" calcext:value-type="string">
            <text:p>Íjász lőfegyverek</text:p>
          </table:table-cell>
          <table:table-cell table:style-name="ce1088" office:value-type="string" calcext:value-type="string">
            <text:p>Rövid íj</text:p>
          </table:table-cell>
          <table:table-cell table:style-name="ce1088" office:value-type="string" calcext:value-type="string">
            <text:p>két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084"/>
          <table:table-cell table:style-name="ce1222"/>
          <table:table-cell table:style-name="ce1115"/>
          <table:table-cell table:style-name="ce1222" office:value-type="float" office:value="10" calcext:value-type="float">
            <text:p>10</text:p>
          </table:table-cell>
          <table:table-cell table:style-name="ce1088" office:value-type="float" office:value="2" calcext:value-type="float">
            <text:p>2</text:p>
          </table:table-cell>
          <table:table-cell table:style-name="ce1259" office:value-type="float" office:value="5" calcext:value-type="float">
            <text:p>5</text:p>
          </table:table-cell>
          <table:table-cell table:style-name="ce1264" office:value-type="string" calcext:value-type="string">
            <text:p>íjászat</text:p>
          </table:table-cell>
          <table:table-cell table:style-name="ce12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Hosszú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2" calcext:value-type="float">
            <text:p>12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Visszacsapó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2"/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0" calcext:value-type="float">
            <text:p>10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4">
          <table:table-cell/>
          <table:table-cell table:style-name="ce1089" office:value-type="string" calcext:value-type="string">
            <text:p>Elf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9"/>
          <table:table-cell table:style-name="ce1233" office:value-type="float" office:value="5" calcext:value-type="float">
            <text:p>5</text:p>
          </table:table-cell>
          <table:table-cell table:style-name="ce1223" office:value-type="float" office:value="13" calcext:value-type="float">
            <text:p>13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Fúvócső, kicsi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string" calcext:value-type="string">
            <text:p>spec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8" calcext:value-type="float">
            <text:p>8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8" calcext:value-type="float">
            <text:p>8</text:p>
          </table:table-cell>
          <table:table-cell table:style-name="ce1264" office:value-type="string" calcext:value-type="string">
            <text:p>íjászat</text:p>
          </table:table-cell>
          <table:table-cell table:style-name="ce129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Fúvócső, vadász</text:p>
          </table:table-cell>
          <table:table-cell table:style-name="ce1091" office:value-type="string" calcext:value-type="string">
            <text:p>kétkezes</text:p>
          </table:table-cell>
          <table:table-cell table:style-name="ce1224" office:value-type="float" office:value="-10" calcext:value-type="float">
            <text:p>-1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3"/>
          <table:table-cell table:style-name="ce1252"/>
          <table:table-cell table:style-name="ce1224" office:value-type="float" office:value="10" calcext:value-type="float">
            <text:p>1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íjászat</text:p>
          </table:table-cell>
          <table:table-cell table:style-name="ce1293"/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Lövész lőfegyverek</text:p>
          </table:table-cell>
          <table:table-cell table:style-name="ce1088" office:value-type="string" calcext:value-type="string">
            <text:p>Kézi nyílpusk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/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088"/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3" calcext:value-type="float">
            <text:p>3</text:p>
          </table:table-cell>
          <table:table-cell table:style-name="ce1259" office:value-type="float" office:value="9" calcext:value-type="float">
            <text:p>9</text:p>
          </table:table-cell>
          <table:table-cell table:style-name="ce1264" office:value-type="string" calcext:value-type="string">
            <text:p>lövészet</text:p>
          </table:table-cell>
          <table:table-cell table:style-name="ce129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6" calcext:value-type="float">
            <text:p>6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2" calcext:value-type="float">
            <text:p>12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Nehéz 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8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5" calcext:value-type="float">
            <text:p>1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89" office:value-type="string" calcext:value-type="string">
            <text:p>Shadoni páncéltörő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20" calcext:value-type="float">
            <text:p>20</text:p>
          </table:table-cell>
          <table:table-cell table:style-name="ce1089" office:value-type="string" calcext:value-type="string">
            <text:p>Z</text:p>
          </table:table-cell>
          <table:table-cell table:style-name="ce1232" office:value-type="float" office:value="20" calcext:value-type="float">
            <text:p>2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20m</text:p>
          </table:table-cell>
          <table:table-cell table:style-name="ce1089"/>
          <table:table-cell table:number-columns-repeated="2" table:style-name="ce1089" office:value-type="float" office:value="4" calcext:value-type="float">
            <text:p>4</text:p>
          </table:table-cell>
          <table:table-cell table:style-name="ce1260" office:value-type="float" office:value="21" calcext:value-type="float">
            <text:p>21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harei nyílpuska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3" calcext:value-type="float">
            <text:p>3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2"/>
          <table:table-cell table:style-name="ce1091" office:value-type="string" calcext:value-type="string">
            <text:p>Aquir nyílpuska</text:p>
          </table:table-cell>
          <table:table-cell table:style-name="ce1091" office:value-type="string" calcext:value-type="string">
            <text:p>egykezes</text:p>
          </table:table-cell>
          <table:table-cell table:style-name="ce1091" office:value-type="string" calcext:value-type="string">
            <text:p>halál / +6</text:p>
          </table:table-cell>
          <table:table-cell table:style-name="ce1091" office:value-type="string" calcext:value-type="string">
            <text:p>S</text:p>
          </table:table-cell>
          <table:table-cell table:style-name="ce1091"/>
          <table:table-cell table:style-name="ce1224" table:number-columns-repeated="2"/>
          <table:table-cell table:style-name="ce1224" office:value-type="string" calcext:value-type="string">
            <text:p>50m</text:p>
          </table:table-cell>
          <table:table-cell table:style-name="ce1091"/>
          <table:table-cell table:style-name="ce1091" office:value-type="float" office:value="16" calcext:value-type="float">
            <text:p>16</text:p>
          </table:table-cell>
          <table:table-cell table:style-name="ce1091" office:value-type="float" office:value="3" calcext:value-type="float">
            <text:p>3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lövészet</text:p>
          </table:table-cell>
          <table:table-cell table:style-name="ce1294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94"/>
          <table:table-cell table:style-name="ce452" table:number-columns-repeated="240"/>
        </table:table-row>
        <table:table-row table:style-name="ro1">
          <table:table-cell table:style-name="ce107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1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3" table:default-cell-style-name="ce765"/>
        <table:table-column table:style-name="co54" table:default-cell-style-name="ce1133"/>
        <table:table-column table:style-name="co55" table:default-cell-style-name="ce1133"/>
        <table:table-column table:style-name="co56" table:default-cell-style-name="ce1133"/>
        <table:table-column table:style-name="co55" table:default-cell-style-name="ce281"/>
        <table:table-column table:style-name="co57" table:default-cell-style-name="ce81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15" table:default-cell-style-name="ce281"/>
        <table:table-column table:style-name="co63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38"/>
          <table:covered-table-cell table:style-name="ce1143"/>
          <table:covered-table-cell table:style-name="ce1153"/>
          <table:covered-table-cell table:style-name="ce1161"/>
          <table:covered-table-cell table:number-columns-repeated="6" table:style-name="ce1153"/>
          <table:covered-table-cell table:number-columns-repeated="3" table:style-name="ce1215"/>
          <table:covered-table-cell table:style-name="ce1153"/>
          <table:table-cell table:style-name="ce1153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38"/>
          <table:table-cell table:style-name="ce1143"/>
          <table:table-cell table:style-name="ce1153"/>
          <table:table-cell table:style-name="ce1161"/>
          <table:table-cell table:style-name="ce1153" table:number-columns-repeated="6"/>
          <table:table-cell table:style-name="ce1215" table:number-columns-repeated="3"/>
          <table:table-cell table:style-name="ce115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54"/>
          <table:covered-table-cell table:style-name="ce806"/>
          <table:covered-table-cell table:number-columns-repeated="2" table:style-name="ce1154"/>
          <table:table-cell table:style-name="ce1154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154"/>
          <table:table-cell/>
          <table:table-cell table:style-name="ce848" table:number-columns-repeated="2"/>
          <table:table-cell table:style-name="ce115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30" office:value-type="string" calcext:value-type="string">
            <text:p>Szint</text:p>
          </table:table-cell>
          <table:table-cell table:style-name="ce1130" office:value-type="string" calcext:value-type="string" table:number-columns-spanned="2" table:number-rows-spanned="1">
            <text:p>Átfogó</text:p>
          </table:table-cell>
          <table:covered-table-cell table:style-name="ce1130"/>
          <table:table-cell table:style-name="ce1130" office:value-type="string" calcext:value-type="string" table:number-columns-spanned="2" table:number-rows-spanned="1">
            <text:p>Átlagos</text:p>
          </table:table-cell>
          <table:covered-table-cell table:style-name="ce1130"/>
          <table:table-cell table:style-name="ce1130" office:value-type="string" calcext:value-type="string" table:number-columns-spanned="2" table:number-rows-spanned="1">
            <text:p>Spec.</text:p>
          </table:table-cell>
          <table:covered-table-cell/>
          <table:table-cell table:style-name="ce1154" table:number-columns-repeated="4"/>
          <table:table-cell/>
          <table:table-cell table:style-name="ce848" table:number-columns-repeated="2"/>
          <table:table-cell table:style-name="ce115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54" table:number-columns-repeated="3"/>
          <table:table-cell/>
          <table:table-cell table:style-name="ce848" table:number-columns-repeated="2"/>
          <table:table-cell table:style-name="ce115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3-2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33"/>
          <table:table-cell table:style-name="ce115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3-2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3-25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4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6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9854in" draw:caption-point-x="-0.1642in" draw:caption-point-y="0.8437in">
              <dc:date>2024-03-25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2996in" draw:caption-point-x="-0.1642in" draw:caption-point-y="0.885in">
              <dc:date>2024-03-25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4563in" draw:caption-point-x="-0.1642in" draw:caption-point-y="0.9059in">
              <dc:date>2024-03-25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7705in" draw:caption-point-x="-0.1642in" draw:caption-point-y="0.9472in">
              <dc:creator>FB</dc:creator>
              <dc:date>2024-03-25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9276in" draw:caption-point-x="-0.1642in" draw:caption-point-y="0.9681in">
              <dc:creator>FB</dc:creator>
              <dc:date>2024-03-25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7" office:value-type="string" calcext:value-type="string">
            <text:p>Egyik HM nagyobb lehet</text:p>
          </table:table-cell>
          <table:table-cell table:style-name="ce1193" table:content-validation-name="val13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93" office:value-type="string" calcext:value-type="string">
            <text:p>Erőbónusz</text:p>
          </table:table-cell>
          <table:table-cell table:style-name="ce119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77" office:value-type="string" calcext:value-type="string">
            <text:p>Nincs adat string</text:p>
          </table:table-cell>
          <table:table-cell table:style-name="ce119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7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9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14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114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50" office:value-type="string" calcext:value-type="string">
            <text:p>Fok</text:p>
          </table:table-cell>
          <table:table-cell table:style-name="ce1150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7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15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149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212"/>
          <table:table-cell table:style-name="ce121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150" office:value-type="string" calcext:value-type="string">
            <text:p>Fok</text:p>
          </table:table-cell>
          <table:table-cell table:style-name="ce1150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239"/>
          <table:table-cell table:style-name="ce1239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72" office:value-type="float" office:value="1" calcext:value-type="float">
            <text:p>1</text:p>
          </table:table-cell>
          <table:table-cell table:style-name="ce1159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1159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6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72" office:value-type="float" office:value="3" calcext:value-type="float">
            <text:p>3</text:p>
          </table:table-cell>
          <table:table-cell table:style-name="ce1159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13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35" office:value-type="string" calcext:value-type="string">
            <text:p>VÉ</text:p>
          </table:table-cell>
          <table:table-cell table:style-name="ce113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1149" table:content-validation-name="val138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38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/>
          <table:table-cell table:style-name="ce1150" table:content-validation-name="val138" office:value-type="string" calcext:value-type="string">
            <text:p>Fok</text:p>
          </table:table-cell>
          <table:table-cell table:style-name="ce1150" table:content-validation-name="val138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8" office:value-type="float" office:value="0" calcext:value-type="float">
            <text:p>0</text:p>
          </table:table-cell>
          <table:table-cell table:style-name="ce1159" table:content-validation-name="val13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8" office:value-type="float" office:value="1" calcext:value-type="float">
            <text:p>1</text:p>
          </table:table-cell>
          <table:table-cell table:style-name="ce1159" table:content-validation-name="val13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64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401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valasztott_fegyverek" table:target-range-address="Harcértékek.A26:Harcértékek.A30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number:number-style style:name="N210">
      <number:number number:min-integer-digits="1"/>
      <number:text>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4:46:30.50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8T14:50:35.429000000</dc:date>
    <meta:editing-cycles>220</meta:editing-cycles>
    <meta:editing-duration>P1DT6H38M25S</meta:editing-duration>
    <meta:document-statistic meta:table-count="9" meta:cell-count="2460" meta:object-count="0"/>
    <meta:user-defined meta:name="Info 1"/>
    <meta:user-defined meta:name="Info 2"/>
    <meta:user-defined meta:name="Info 3"/>
    <meta:user-defined meta:name="Info 4"/>
  </office:meta>
</office:document-meta>
</file>